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47.739cm" svg:height="14.033cm" svg:x="7.558cm" svg:y="61.842cm">
            <draw:object draw:notify-on-update-of-ranges="Sheet1.A2:Sheet1.A201 Sheet1.B1:Sheet1.B1 Sheet1.B2:Sheet1.B201 Sheet1.C1:Sheet1.C1 Sheet1.C2:Sheet1.C201 Sheet1.D1:Sheet1.D1 Sheet1.E2:Sheet1.E201 Sheet1.E1:Sheet1.E1 Sheet1.D2:Sheet1.D2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No. Of Items</text:p>
          </table:table-cell>
          <table:table-cell office:value-type="string">
            <text:p><text:tab/> n^2</text:p>
          </table:table-cell>
          <table:table-cell office:value-type="string">
            <text:p>Bubble Sort</text:p>
          </table:table-cell>
          <table:table-cell office:value-type="string">
            <text:p>Insertion Sort</text:p>
          </table:table-cell>
          <table:table-cell office:value-type="string">
            <text:p>Selection Sor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office:value-type="float" office:value="190">
            <text:p>190</text:p>
          </table:table-cell>
          <table:table-cell office:value-type="float" office:value="85">
            <text:p>85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00">
            <text:p>900</text:p>
          </table:table-cell>
          <table:table-cell office:value-type="float" office:value="435">
            <text:p>435</text:p>
          </table:table-cell>
          <table:table-cell office:value-type="float" office:value="194">
            <text:p>194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00">
            <text:p>1600</text:p>
          </table:table-cell>
          <table:table-cell office:value-type="float" office:value="780">
            <text:p>780</text:p>
          </table:table-cell>
          <table:table-cell office:value-type="float" office:value="400">
            <text:p>400</text:p>
          </table:table-cell>
          <table:table-cell office:value-type="float" office:value="820">
            <text:p>82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500">
            <text:p>2500</text:p>
          </table:table-cell>
          <table:table-cell office:value-type="float" office:value="1225">
            <text:p>1225</text:p>
          </table:table-cell>
          <table:table-cell office:value-type="float" office:value="744">
            <text:p>744</text:p>
          </table:table-cell>
          <table:table-cell office:value-type="float" office:value="1275">
            <text:p>127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600">
            <text:p>3600</text:p>
          </table:table-cell>
          <table:table-cell office:value-type="float" office:value="1770">
            <text:p>1770</text:p>
          </table:table-cell>
          <table:table-cell office:value-type="float" office:value="1034">
            <text:p>1034</text:p>
          </table:table-cell>
          <table:table-cell office:value-type="float" office:value="1830">
            <text:p>183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900">
            <text:p>4900</text:p>
          </table:table-cell>
          <table:table-cell office:value-type="float" office:value="2415">
            <text:p>2415</text:p>
          </table:table-cell>
          <table:table-cell office:value-type="float" office:value="1278">
            <text:p>1278</text:p>
          </table:table-cell>
          <table:table-cell office:value-type="float" office:value="2485">
            <text:p>248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400">
            <text:p>6400</text:p>
          </table:table-cell>
          <table:table-cell office:value-type="float" office:value="3160">
            <text:p>3160</text:p>
          </table:table-cell>
          <table:table-cell office:value-type="float" office:value="1390">
            <text:p>1390</text:p>
          </table:table-cell>
          <table:table-cell office:value-type="float" office:value="3240">
            <text:p>324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100">
            <text:p>8100</text:p>
          </table:table-cell>
          <table:table-cell office:value-type="float" office:value="4005">
            <text:p>4005</text:p>
          </table:table-cell>
          <table:table-cell office:value-type="float" office:value="2113">
            <text:p>2113</text:p>
          </table:table-cell>
          <table:table-cell office:value-type="float" office:value="4095">
            <text:p>409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4950">
            <text:p>4950</text:p>
          </table:table-cell>
          <table:table-cell office:value-type="float" office:value="2396">
            <text:p>2396</text:p>
          </table:table-cell>
          <table:table-cell office:value-type="float" office:value="5050">
            <text:p>505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100">
            <text:p>12100</text:p>
          </table:table-cell>
          <table:table-cell office:value-type="float" office:value="5995">
            <text:p>5995</text:p>
          </table:table-cell>
          <table:table-cell office:value-type="float" office:value="3173">
            <text:p>3173</text:p>
          </table:table-cell>
          <table:table-cell office:value-type="float" office:value="6105">
            <text:p>610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400">
            <text:p>14400</text:p>
          </table:table-cell>
          <table:table-cell office:value-type="float" office:value="7140">
            <text:p>7140</text:p>
          </table:table-cell>
          <table:table-cell office:value-type="float" office:value="3758">
            <text:p>3758</text:p>
          </table:table-cell>
          <table:table-cell office:value-type="float" office:value="7260">
            <text:p>726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6900">
            <text:p>16900</text:p>
          </table:table-cell>
          <table:table-cell office:value-type="float" office:value="8385">
            <text:p>8385</text:p>
          </table:table-cell>
          <table:table-cell office:value-type="float" office:value="4452">
            <text:p>4452</text:p>
          </table:table-cell>
          <table:table-cell office:value-type="float" office:value="8515">
            <text:p>851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9600">
            <text:p>19600</text:p>
          </table:table-cell>
          <table:table-cell office:value-type="float" office:value="9730">
            <text:p>9730</text:p>
          </table:table-cell>
          <table:table-cell office:value-type="float" office:value="4988">
            <text:p>4988</text:p>
          </table:table-cell>
          <table:table-cell office:value-type="float" office:value="9870">
            <text:p>987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2500">
            <text:p>22500</text:p>
          </table:table-cell>
          <table:table-cell office:value-type="float" office:value="11175">
            <text:p>11175</text:p>
          </table:table-cell>
          <table:table-cell office:value-type="float" office:value="5534">
            <text:p>5534</text:p>
          </table:table-cell>
          <table:table-cell office:value-type="float" office:value="11325">
            <text:p>1132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5600">
            <text:p>25600</text:p>
          </table:table-cell>
          <table:table-cell office:value-type="float" office:value="12720">
            <text:p>12720</text:p>
          </table:table-cell>
          <table:table-cell office:value-type="float" office:value="6557">
            <text:p>6557</text:p>
          </table:table-cell>
          <table:table-cell office:value-type="float" office:value="12880">
            <text:p>1288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8900">
            <text:p>28900</text:p>
          </table:table-cell>
          <table:table-cell office:value-type="float" office:value="14365">
            <text:p>14365</text:p>
          </table:table-cell>
          <table:table-cell office:value-type="float" office:value="6754">
            <text:p>6754</text:p>
          </table:table-cell>
          <table:table-cell office:value-type="float" office:value="14535">
            <text:p>1453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2400">
            <text:p>32400</text:p>
          </table:table-cell>
          <table:table-cell office:value-type="float" office:value="16110">
            <text:p>16110</text:p>
          </table:table-cell>
          <table:table-cell office:value-type="float" office:value="8459">
            <text:p>8459</text:p>
          </table:table-cell>
          <table:table-cell office:value-type="float" office:value="16290">
            <text:p>1629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6100">
            <text:p>36100</text:p>
          </table:table-cell>
          <table:table-cell office:value-type="float" office:value="17955">
            <text:p>17955</text:p>
          </table:table-cell>
          <table:table-cell office:value-type="float" office:value="8704">
            <text:p>8704</text:p>
          </table:table-cell>
          <table:table-cell office:value-type="float" office:value="18145">
            <text:p>1814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0000">
            <text:p>40000</text:p>
          </table:table-cell>
          <table:table-cell office:value-type="float" office:value="19900">
            <text:p>19900</text:p>
          </table:table-cell>
          <table:table-cell office:value-type="float" office:value="10040">
            <text:p>10040</text:p>
          </table:table-cell>
          <table:table-cell office:value-type="float" office:value="20100">
            <text:p>2010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44100">
            <text:p>44100</text:p>
          </table:table-cell>
          <table:table-cell office:value-type="float" office:value="21945">
            <text:p>21945</text:p>
          </table:table-cell>
          <table:table-cell office:value-type="float" office:value="10049">
            <text:p>10049</text:p>
          </table:table-cell>
          <table:table-cell office:value-type="float" office:value="22155">
            <text:p>2215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8400">
            <text:p>48400</text:p>
          </table:table-cell>
          <table:table-cell office:value-type="float" office:value="24090">
            <text:p>24090</text:p>
          </table:table-cell>
          <table:table-cell office:value-type="float" office:value="12662">
            <text:p>12662</text:p>
          </table:table-cell>
          <table:table-cell office:value-type="float" office:value="24310">
            <text:p>2431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52900">
            <text:p>52900</text:p>
          </table:table-cell>
          <table:table-cell office:value-type="float" office:value="26335">
            <text:p>26335</text:p>
          </table:table-cell>
          <table:table-cell office:value-type="float" office:value="13725">
            <text:p>13725</text:p>
          </table:table-cell>
          <table:table-cell office:value-type="float" office:value="26565">
            <text:p>2656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7600">
            <text:p>57600</text:p>
          </table:table-cell>
          <table:table-cell office:value-type="float" office:value="28680">
            <text:p>28680</text:p>
          </table:table-cell>
          <table:table-cell office:value-type="float" office:value="15291">
            <text:p>15291</text:p>
          </table:table-cell>
          <table:table-cell office:value-type="float" office:value="28920">
            <text:p>2892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62500">
            <text:p>62500</text:p>
          </table:table-cell>
          <table:table-cell office:value-type="float" office:value="31125">
            <text:p>31125</text:p>
          </table:table-cell>
          <table:table-cell office:value-type="float" office:value="15490">
            <text:p>15490</text:p>
          </table:table-cell>
          <table:table-cell office:value-type="float" office:value="31375">
            <text:p>31375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67600">
            <text:p>67600</text:p>
          </table:table-cell>
          <table:table-cell office:value-type="float" office:value="33670">
            <text:p>33670</text:p>
          </table:table-cell>
          <table:table-cell office:value-type="float" office:value="15863">
            <text:p>15863</text:p>
          </table:table-cell>
          <table:table-cell office:value-type="float" office:value="33930">
            <text:p>3393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72900">
            <text:p>72900</text:p>
          </table:table-cell>
          <table:table-cell office:value-type="float" office:value="36315">
            <text:p>36315</text:p>
          </table:table-cell>
          <table:table-cell office:value-type="float" office:value="17867">
            <text:p>17867</text:p>
          </table:table-cell>
          <table:table-cell office:value-type="float" office:value="36585">
            <text:p>36585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78400">
            <text:p>78400</text:p>
          </table:table-cell>
          <table:table-cell office:value-type="float" office:value="39060">
            <text:p>39060</text:p>
          </table:table-cell>
          <table:table-cell office:value-type="float" office:value="18615">
            <text:p>18615</text:p>
          </table:table-cell>
          <table:table-cell office:value-type="float" office:value="39340">
            <text:p>3934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84100">
            <text:p>84100</text:p>
          </table:table-cell>
          <table:table-cell office:value-type="float" office:value="41905">
            <text:p>41905</text:p>
          </table:table-cell>
          <table:table-cell office:value-type="float" office:value="21384">
            <text:p>21384</text:p>
          </table:table-cell>
          <table:table-cell office:value-type="float" office:value="42195">
            <text:p>4219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90000">
            <text:p>90000</text:p>
          </table:table-cell>
          <table:table-cell office:value-type="float" office:value="44850">
            <text:p>44850</text:p>
          </table:table-cell>
          <table:table-cell office:value-type="float" office:value="21995">
            <text:p>21995</text:p>
          </table:table-cell>
          <table:table-cell office:value-type="float" office:value="45150">
            <text:p>4515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96100">
            <text:p>96100</text:p>
          </table:table-cell>
          <table:table-cell office:value-type="float" office:value="47895">
            <text:p>47895</text:p>
          </table:table-cell>
          <table:table-cell office:value-type="float" office:value="23400">
            <text:p>23400</text:p>
          </table:table-cell>
          <table:table-cell office:value-type="float" office:value="48205">
            <text:p>48205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02400">
            <text:p>102400</text:p>
          </table:table-cell>
          <table:table-cell office:value-type="float" office:value="51040">
            <text:p>51040</text:p>
          </table:table-cell>
          <table:table-cell office:value-type="float" office:value="25530">
            <text:p>25530</text:p>
          </table:table-cell>
          <table:table-cell office:value-type="float" office:value="51360">
            <text:p>5136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08900">
            <text:p>108900</text:p>
          </table:table-cell>
          <table:table-cell office:value-type="float" office:value="54285">
            <text:p>54285</text:p>
          </table:table-cell>
          <table:table-cell office:value-type="float" office:value="26385">
            <text:p>26385</text:p>
          </table:table-cell>
          <table:table-cell office:value-type="float" office:value="54615">
            <text:p>54615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15600">
            <text:p>115600</text:p>
          </table:table-cell>
          <table:table-cell office:value-type="float" office:value="57630">
            <text:p>57630</text:p>
          </table:table-cell>
          <table:table-cell office:value-type="float" office:value="29744">
            <text:p>29744</text:p>
          </table:table-cell>
          <table:table-cell office:value-type="float" office:value="57970">
            <text:p>5797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22500">
            <text:p>122500</text:p>
          </table:table-cell>
          <table:table-cell office:value-type="float" office:value="61075">
            <text:p>61075</text:p>
          </table:table-cell>
          <table:table-cell office:value-type="float" office:value="32123">
            <text:p>32123</text:p>
          </table:table-cell>
          <table:table-cell office:value-type="float" office:value="61425">
            <text:p>61425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29600">
            <text:p>129600</text:p>
          </table:table-cell>
          <table:table-cell office:value-type="float" office:value="64620">
            <text:p>64620</text:p>
          </table:table-cell>
          <table:table-cell office:value-type="float" office:value="34104">
            <text:p>34104</text:p>
          </table:table-cell>
          <table:table-cell office:value-type="float" office:value="64980">
            <text:p>6498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36900">
            <text:p>136900</text:p>
          </table:table-cell>
          <table:table-cell office:value-type="float" office:value="68265">
            <text:p>68265</text:p>
          </table:table-cell>
          <table:table-cell office:value-type="float" office:value="35102">
            <text:p>35102</text:p>
          </table:table-cell>
          <table:table-cell office:value-type="float" office:value="68635">
            <text:p>68635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44400">
            <text:p>144400</text:p>
          </table:table-cell>
          <table:table-cell office:value-type="float" office:value="72010">
            <text:p>72010</text:p>
          </table:table-cell>
          <table:table-cell office:value-type="float" office:value="33006">
            <text:p>33006</text:p>
          </table:table-cell>
          <table:table-cell office:value-type="float" office:value="72390">
            <text:p>72390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52100">
            <text:p>152100</text:p>
          </table:table-cell>
          <table:table-cell office:value-type="float" office:value="75855">
            <text:p>75855</text:p>
          </table:table-cell>
          <table:table-cell office:value-type="float" office:value="38952">
            <text:p>38952</text:p>
          </table:table-cell>
          <table:table-cell office:value-type="float" office:value="76245">
            <text:p>76245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60000">
            <text:p>160000</text:p>
          </table:table-cell>
          <table:table-cell office:value-type="float" office:value="79800">
            <text:p>79800</text:p>
          </table:table-cell>
          <table:table-cell office:value-type="float" office:value="39773">
            <text:p>39773</text:p>
          </table:table-cell>
          <table:table-cell office:value-type="float" office:value="80200">
            <text:p>80200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68100">
            <text:p>168100</text:p>
          </table:table-cell>
          <table:table-cell office:value-type="float" office:value="83845">
            <text:p>83845</text:p>
          </table:table-cell>
          <table:table-cell office:value-type="float" office:value="42974">
            <text:p>42974</text:p>
          </table:table-cell>
          <table:table-cell office:value-type="float" office:value="84255">
            <text:p>84255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76400">
            <text:p>176400</text:p>
          </table:table-cell>
          <table:table-cell office:value-type="float" office:value="87990">
            <text:p>87990</text:p>
          </table:table-cell>
          <table:table-cell office:value-type="float" office:value="42247">
            <text:p>42247</text:p>
          </table:table-cell>
          <table:table-cell office:value-type="float" office:value="88410">
            <text:p>88410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84900">
            <text:p>184900</text:p>
          </table:table-cell>
          <table:table-cell office:value-type="float" office:value="92235">
            <text:p>92235</text:p>
          </table:table-cell>
          <table:table-cell office:value-type="float" office:value="48678">
            <text:p>48678</text:p>
          </table:table-cell>
          <table:table-cell office:value-type="float" office:value="92665">
            <text:p>92665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93600">
            <text:p>193600</text:p>
          </table:table-cell>
          <table:table-cell office:value-type="float" office:value="96580">
            <text:p>96580</text:p>
          </table:table-cell>
          <table:table-cell office:value-type="float" office:value="50955">
            <text:p>50955</text:p>
          </table:table-cell>
          <table:table-cell office:value-type="float" office:value="97020">
            <text:p>9702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02500">
            <text:p>202500</text:p>
          </table:table-cell>
          <table:table-cell office:value-type="float" office:value="101025">
            <text:p>101025</text:p>
          </table:table-cell>
          <table:table-cell office:value-type="float" office:value="48260">
            <text:p>48260</text:p>
          </table:table-cell>
          <table:table-cell office:value-type="float" office:value="101475">
            <text:p>101475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11600">
            <text:p>211600</text:p>
          </table:table-cell>
          <table:table-cell office:value-type="float" office:value="105570">
            <text:p>105570</text:p>
          </table:table-cell>
          <table:table-cell office:value-type="float" office:value="53593">
            <text:p>53593</text:p>
          </table:table-cell>
          <table:table-cell office:value-type="float" office:value="106030">
            <text:p>106030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20900">
            <text:p>220900</text:p>
          </table:table-cell>
          <table:table-cell office:value-type="float" office:value="110215">
            <text:p>110215</text:p>
          </table:table-cell>
          <table:table-cell office:value-type="float" office:value="56337">
            <text:p>56337</text:p>
          </table:table-cell>
          <table:table-cell office:value-type="float" office:value="110685">
            <text:p>110685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30400">
            <text:p>230400</text:p>
          </table:table-cell>
          <table:table-cell office:value-type="float" office:value="114960">
            <text:p>114960</text:p>
          </table:table-cell>
          <table:table-cell office:value-type="float" office:value="58507">
            <text:p>58507</text:p>
          </table:table-cell>
          <table:table-cell office:value-type="float" office:value="115440">
            <text:p>115440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40100">
            <text:p>240100</text:p>
          </table:table-cell>
          <table:table-cell office:value-type="float" office:value="119805">
            <text:p>119805</text:p>
          </table:table-cell>
          <table:table-cell office:value-type="float" office:value="59411">
            <text:p>59411</text:p>
          </table:table-cell>
          <table:table-cell office:value-type="float" office:value="120295">
            <text:p>12029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50000">
            <text:p>250000</text:p>
          </table:table-cell>
          <table:table-cell office:value-type="float" office:value="124750">
            <text:p>124750</text:p>
          </table:table-cell>
          <table:table-cell office:value-type="float" office:value="61872">
            <text:p>61872</text:p>
          </table:table-cell>
          <table:table-cell office:value-type="float" office:value="125250">
            <text:p>125250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260100">
            <text:p>260100</text:p>
          </table:table-cell>
          <table:table-cell office:value-type="float" office:value="129795">
            <text:p>129795</text:p>
          </table:table-cell>
          <table:table-cell office:value-type="float" office:value="67062">
            <text:p>67062</text:p>
          </table:table-cell>
          <table:table-cell office:value-type="float" office:value="130305">
            <text:p>130305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70400">
            <text:p>270400</text:p>
          </table:table-cell>
          <table:table-cell office:value-type="float" office:value="134940">
            <text:p>134940</text:p>
          </table:table-cell>
          <table:table-cell office:value-type="float" office:value="66714">
            <text:p>66714</text:p>
          </table:table-cell>
          <table:table-cell office:value-type="float" office:value="135460">
            <text:p>135460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80900">
            <text:p>280900</text:p>
          </table:table-cell>
          <table:table-cell office:value-type="float" office:value="140185">
            <text:p>140185</text:p>
          </table:table-cell>
          <table:table-cell office:value-type="float" office:value="69947">
            <text:p>69947</text:p>
          </table:table-cell>
          <table:table-cell office:value-type="float" office:value="140715">
            <text:p>140715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91600">
            <text:p>291600</text:p>
          </table:table-cell>
          <table:table-cell office:value-type="float" office:value="145530">
            <text:p>145530</text:p>
          </table:table-cell>
          <table:table-cell office:value-type="float" office:value="73706">
            <text:p>73706</text:p>
          </table:table-cell>
          <table:table-cell office:value-type="float" office:value="146070">
            <text:p>14607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02500">
            <text:p>302500</text:p>
          </table:table-cell>
          <table:table-cell office:value-type="float" office:value="150975">
            <text:p>150975</text:p>
          </table:table-cell>
          <table:table-cell office:value-type="float" office:value="76646">
            <text:p>76646</text:p>
          </table:table-cell>
          <table:table-cell office:value-type="float" office:value="151525">
            <text:p>151525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13600">
            <text:p>313600</text:p>
          </table:table-cell>
          <table:table-cell office:value-type="float" office:value="156520">
            <text:p>156520</text:p>
          </table:table-cell>
          <table:table-cell office:value-type="float" office:value="76765">
            <text:p>76765</text:p>
          </table:table-cell>
          <table:table-cell office:value-type="float" office:value="157080">
            <text:p>157080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324900">
            <text:p>324900</text:p>
          </table:table-cell>
          <table:table-cell office:value-type="float" office:value="162165">
            <text:p>162165</text:p>
          </table:table-cell>
          <table:table-cell office:value-type="float" office:value="82884">
            <text:p>82884</text:p>
          </table:table-cell>
          <table:table-cell office:value-type="float" office:value="162735">
            <text:p>162735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336400">
            <text:p>336400</text:p>
          </table:table-cell>
          <table:table-cell office:value-type="float" office:value="167910">
            <text:p>167910</text:p>
          </table:table-cell>
          <table:table-cell office:value-type="float" office:value="84550">
            <text:p>84550</text:p>
          </table:table-cell>
          <table:table-cell office:value-type="float" office:value="168490">
            <text:p>168490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348100">
            <text:p>348100</text:p>
          </table:table-cell>
          <table:table-cell office:value-type="float" office:value="173755">
            <text:p>173755</text:p>
          </table:table-cell>
          <table:table-cell office:value-type="float" office:value="88198">
            <text:p>88198</text:p>
          </table:table-cell>
          <table:table-cell office:value-type="float" office:value="174345">
            <text:p>174345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60000">
            <text:p>360000</text:p>
          </table:table-cell>
          <table:table-cell office:value-type="float" office:value="179700">
            <text:p>179700</text:p>
          </table:table-cell>
          <table:table-cell office:value-type="float" office:value="86865">
            <text:p>86865</text:p>
          </table:table-cell>
          <table:table-cell office:value-type="float" office:value="180300">
            <text:p>180300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372100">
            <text:p>372100</text:p>
          </table:table-cell>
          <table:table-cell office:value-type="float" office:value="185745">
            <text:p>185745</text:p>
          </table:table-cell>
          <table:table-cell office:value-type="float" office:value="95167">
            <text:p>95167</text:p>
          </table:table-cell>
          <table:table-cell office:value-type="float" office:value="186355">
            <text:p>186355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384400">
            <text:p>384400</text:p>
          </table:table-cell>
          <table:table-cell office:value-type="float" office:value="191890">
            <text:p>191890</text:p>
          </table:table-cell>
          <table:table-cell office:value-type="float" office:value="97222">
            <text:p>97222</text:p>
          </table:table-cell>
          <table:table-cell office:value-type="float" office:value="192510">
            <text:p>192510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396900">
            <text:p>396900</text:p>
          </table:table-cell>
          <table:table-cell office:value-type="float" office:value="198135">
            <text:p>198135</text:p>
          </table:table-cell>
          <table:table-cell office:value-type="float" office:value="98698">
            <text:p>98698</text:p>
          </table:table-cell>
          <table:table-cell office:value-type="float" office:value="198765">
            <text:p>198765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409600">
            <text:p>409600</text:p>
          </table:table-cell>
          <table:table-cell office:value-type="float" office:value="204480">
            <text:p>204480</text:p>
          </table:table-cell>
          <table:table-cell office:value-type="float" office:value="102516">
            <text:p>102516</text:p>
          </table:table-cell>
          <table:table-cell office:value-type="float" office:value="205120">
            <text:p>205120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422500">
            <text:p>422500</text:p>
          </table:table-cell>
          <table:table-cell office:value-type="float" office:value="210925">
            <text:p>210925</text:p>
          </table:table-cell>
          <table:table-cell office:value-type="float" office:value="101870">
            <text:p>101870</text:p>
          </table:table-cell>
          <table:table-cell office:value-type="float" office:value="211575">
            <text:p>211575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435600">
            <text:p>435600</text:p>
          </table:table-cell>
          <table:table-cell office:value-type="float" office:value="217470">
            <text:p>217470</text:p>
          </table:table-cell>
          <table:table-cell office:value-type="float" office:value="108740">
            <text:p>108740</text:p>
          </table:table-cell>
          <table:table-cell office:value-type="float" office:value="218130">
            <text:p>218130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448900">
            <text:p>448900</text:p>
          </table:table-cell>
          <table:table-cell office:value-type="float" office:value="224115">
            <text:p>224115</text:p>
          </table:table-cell>
          <table:table-cell office:value-type="float" office:value="113951">
            <text:p>113951</text:p>
          </table:table-cell>
          <table:table-cell office:value-type="float" office:value="224785">
            <text:p>224785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462400">
            <text:p>462400</text:p>
          </table:table-cell>
          <table:table-cell office:value-type="float" office:value="230860">
            <text:p>230860</text:p>
          </table:table-cell>
          <table:table-cell office:value-type="float" office:value="116771">
            <text:p>116771</text:p>
          </table:table-cell>
          <table:table-cell office:value-type="float" office:value="231540">
            <text:p>231540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476100">
            <text:p>476100</text:p>
          </table:table-cell>
          <table:table-cell office:value-type="float" office:value="237705">
            <text:p>237705</text:p>
          </table:table-cell>
          <table:table-cell office:value-type="float" office:value="113644">
            <text:p>113644</text:p>
          </table:table-cell>
          <table:table-cell office:value-type="float" office:value="238395">
            <text:p>238395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490000">
            <text:p>490000</text:p>
          </table:table-cell>
          <table:table-cell office:value-type="float" office:value="244650">
            <text:p>244650</text:p>
          </table:table-cell>
          <table:table-cell office:value-type="float" office:value="119649">
            <text:p>119649</text:p>
          </table:table-cell>
          <table:table-cell office:value-type="float" office:value="245350">
            <text:p>245350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504100">
            <text:p>504100</text:p>
          </table:table-cell>
          <table:table-cell office:value-type="float" office:value="251695">
            <text:p>251695</text:p>
          </table:table-cell>
          <table:table-cell office:value-type="float" office:value="128505">
            <text:p>128505</text:p>
          </table:table-cell>
          <table:table-cell office:value-type="float" office:value="252405">
            <text:p>252405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518400">
            <text:p>518400</text:p>
          </table:table-cell>
          <table:table-cell office:value-type="float" office:value="258840">
            <text:p>258840</text:p>
          </table:table-cell>
          <table:table-cell office:value-type="float" office:value="126053">
            <text:p>126053</text:p>
          </table:table-cell>
          <table:table-cell office:value-type="float" office:value="259560">
            <text:p>259560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532900">
            <text:p>532900</text:p>
          </table:table-cell>
          <table:table-cell office:value-type="float" office:value="266085">
            <text:p>266085</text:p>
          </table:table-cell>
          <table:table-cell office:value-type="float" office:value="134735">
            <text:p>134735</text:p>
          </table:table-cell>
          <table:table-cell office:value-type="float" office:value="266815">
            <text:p>266815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547600">
            <text:p>547600</text:p>
          </table:table-cell>
          <table:table-cell office:value-type="float" office:value="273430">
            <text:p>273430</text:p>
          </table:table-cell>
          <table:table-cell office:value-type="float" office:value="135710">
            <text:p>135710</text:p>
          </table:table-cell>
          <table:table-cell office:value-type="float" office:value="274170">
            <text:p>274170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562500">
            <text:p>562500</text:p>
          </table:table-cell>
          <table:table-cell office:value-type="float" office:value="280875">
            <text:p>280875</text:p>
          </table:table-cell>
          <table:table-cell office:value-type="float" office:value="146142">
            <text:p>146142</text:p>
          </table:table-cell>
          <table:table-cell office:value-type="float" office:value="281625">
            <text:p>281625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577600">
            <text:p>577600</text:p>
          </table:table-cell>
          <table:table-cell office:value-type="float" office:value="288420">
            <text:p>288420</text:p>
          </table:table-cell>
          <table:table-cell office:value-type="float" office:value="137383">
            <text:p>137383</text:p>
          </table:table-cell>
          <table:table-cell office:value-type="float" office:value="289180">
            <text:p>289180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592900">
            <text:p>592900</text:p>
          </table:table-cell>
          <table:table-cell office:value-type="float" office:value="296065">
            <text:p>296065</text:p>
          </table:table-cell>
          <table:table-cell office:value-type="float" office:value="152465">
            <text:p>152465</text:p>
          </table:table-cell>
          <table:table-cell office:value-type="float" office:value="296835">
            <text:p>296835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608400">
            <text:p>608400</text:p>
          </table:table-cell>
          <table:table-cell office:value-type="float" office:value="303810">
            <text:p>303810</text:p>
          </table:table-cell>
          <table:table-cell office:value-type="float" office:value="156275">
            <text:p>156275</text:p>
          </table:table-cell>
          <table:table-cell office:value-type="float" office:value="304590">
            <text:p>304590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624100">
            <text:p>624100</text:p>
          </table:table-cell>
          <table:table-cell office:value-type="float" office:value="311655">
            <text:p>311655</text:p>
          </table:table-cell>
          <table:table-cell office:value-type="float" office:value="148401">
            <text:p>148401</text:p>
          </table:table-cell>
          <table:table-cell office:value-type="float" office:value="312445">
            <text:p>312445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640000">
            <text:p>640000</text:p>
          </table:table-cell>
          <table:table-cell office:value-type="float" office:value="319600">
            <text:p>319600</text:p>
          </table:table-cell>
          <table:table-cell office:value-type="float" office:value="160910">
            <text:p>160910</text:p>
          </table:table-cell>
          <table:table-cell office:value-type="float" office:value="320400">
            <text:p>320400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656100">
            <text:p>656100</text:p>
          </table:table-cell>
          <table:table-cell office:value-type="float" office:value="327645">
            <text:p>327645</text:p>
          </table:table-cell>
          <table:table-cell office:value-type="float" office:value="151641">
            <text:p>151641</text:p>
          </table:table-cell>
          <table:table-cell office:value-type="float" office:value="328455">
            <text:p>328455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672400">
            <text:p>672400</text:p>
          </table:table-cell>
          <table:table-cell office:value-type="float" office:value="335790">
            <text:p>335790</text:p>
          </table:table-cell>
          <table:table-cell office:value-type="float" office:value="170965">
            <text:p>170965</text:p>
          </table:table-cell>
          <table:table-cell office:value-type="float" office:value="336610">
            <text:p>336610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688900">
            <text:p>688900</text:p>
          </table:table-cell>
          <table:table-cell office:value-type="float" office:value="344035">
            <text:p>344035</text:p>
          </table:table-cell>
          <table:table-cell office:value-type="float" office:value="171792">
            <text:p>171792</text:p>
          </table:table-cell>
          <table:table-cell office:value-type="float" office:value="344865">
            <text:p>344865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705600">
            <text:p>705600</text:p>
          </table:table-cell>
          <table:table-cell office:value-type="float" office:value="352380">
            <text:p>352380</text:p>
          </table:table-cell>
          <table:table-cell office:value-type="float" office:value="180749">
            <text:p>180749</text:p>
          </table:table-cell>
          <table:table-cell office:value-type="float" office:value="353220">
            <text:p>353220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722500">
            <text:p>722500</text:p>
          </table:table-cell>
          <table:table-cell office:value-type="float" office:value="360825">
            <text:p>360825</text:p>
          </table:table-cell>
          <table:table-cell office:value-type="float" office:value="168327">
            <text:p>168327</text:p>
          </table:table-cell>
          <table:table-cell office:value-type="float" office:value="361675">
            <text:p>361675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739600">
            <text:p>739600</text:p>
          </table:table-cell>
          <table:table-cell office:value-type="float" office:value="369370">
            <text:p>369370</text:p>
          </table:table-cell>
          <table:table-cell office:value-type="float" office:value="183832">
            <text:p>183832</text:p>
          </table:table-cell>
          <table:table-cell office:value-type="float" office:value="370230">
            <text:p>370230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756900">
            <text:p>756900</text:p>
          </table:table-cell>
          <table:table-cell office:value-type="float" office:value="378015">
            <text:p>378015</text:p>
          </table:table-cell>
          <table:table-cell office:value-type="float" office:value="186960">
            <text:p>186960</text:p>
          </table:table-cell>
          <table:table-cell office:value-type="float" office:value="378885">
            <text:p>37888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774400">
            <text:p>774400</text:p>
          </table:table-cell>
          <table:table-cell office:value-type="float" office:value="386760">
            <text:p>386760</text:p>
          </table:table-cell>
          <table:table-cell office:value-type="float" office:value="196528">
            <text:p>196528</text:p>
          </table:table-cell>
          <table:table-cell office:value-type="float" office:value="387640">
            <text:p>387640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792100">
            <text:p>792100</text:p>
          </table:table-cell>
          <table:table-cell office:value-type="float" office:value="395605">
            <text:p>395605</text:p>
          </table:table-cell>
          <table:table-cell office:value-type="float" office:value="197867">
            <text:p>197867</text:p>
          </table:table-cell>
          <table:table-cell office:value-type="float" office:value="396495">
            <text:p>396495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810000">
            <text:p>810000</text:p>
          </table:table-cell>
          <table:table-cell office:value-type="float" office:value="404550">
            <text:p>404550</text:p>
          </table:table-cell>
          <table:table-cell office:value-type="float" office:value="205019">
            <text:p>205019</text:p>
          </table:table-cell>
          <table:table-cell office:value-type="float" office:value="405450">
            <text:p>405450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828100">
            <text:p>828100</text:p>
          </table:table-cell>
          <table:table-cell office:value-type="float" office:value="413595">
            <text:p>413595</text:p>
          </table:table-cell>
          <table:table-cell office:value-type="float" office:value="208872">
            <text:p>208872</text:p>
          </table:table-cell>
          <table:table-cell office:value-type="float" office:value="414505">
            <text:p>414505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846400">
            <text:p>846400</text:p>
          </table:table-cell>
          <table:table-cell office:value-type="float" office:value="422740">
            <text:p>422740</text:p>
          </table:table-cell>
          <table:table-cell office:value-type="float" office:value="212312">
            <text:p>212312</text:p>
          </table:table-cell>
          <table:table-cell office:value-type="float" office:value="423660">
            <text:p>423660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864900">
            <text:p>864900</text:p>
          </table:table-cell>
          <table:table-cell office:value-type="float" office:value="431985">
            <text:p>431985</text:p>
          </table:table-cell>
          <table:table-cell office:value-type="float" office:value="221339">
            <text:p>221339</text:p>
          </table:table-cell>
          <table:table-cell office:value-type="float" office:value="432915">
            <text:p>432915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883600">
            <text:p>883600</text:p>
          </table:table-cell>
          <table:table-cell office:value-type="float" office:value="441330">
            <text:p>441330</text:p>
          </table:table-cell>
          <table:table-cell office:value-type="float" office:value="216946">
            <text:p>216946</text:p>
          </table:table-cell>
          <table:table-cell office:value-type="float" office:value="442270">
            <text:p>442270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902500">
            <text:p>902500</text:p>
          </table:table-cell>
          <table:table-cell office:value-type="float" office:value="450775">
            <text:p>450775</text:p>
          </table:table-cell>
          <table:table-cell office:value-type="float" office:value="233110">
            <text:p>233110</text:p>
          </table:table-cell>
          <table:table-cell office:value-type="float" office:value="451725">
            <text:p>451725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921600">
            <text:p>921600</text:p>
          </table:table-cell>
          <table:table-cell office:value-type="float" office:value="460320">
            <text:p>460320</text:p>
          </table:table-cell>
          <table:table-cell office:value-type="float" office:value="228689">
            <text:p>228689</text:p>
          </table:table-cell>
          <table:table-cell office:value-type="float" office:value="461280">
            <text:p>461280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940900">
            <text:p>940900</text:p>
          </table:table-cell>
          <table:table-cell office:value-type="float" office:value="469965">
            <text:p>469965</text:p>
          </table:table-cell>
          <table:table-cell office:value-type="float" office:value="237561">
            <text:p>237561</text:p>
          </table:table-cell>
          <table:table-cell office:value-type="float" office:value="470935">
            <text:p>470935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960400">
            <text:p>960400</text:p>
          </table:table-cell>
          <table:table-cell office:value-type="float" office:value="479710">
            <text:p>479710</text:p>
          </table:table-cell>
          <table:table-cell office:value-type="float" office:value="235828">
            <text:p>235828</text:p>
          </table:table-cell>
          <table:table-cell office:value-type="float" office:value="480690">
            <text:p>480690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980100">
            <text:p>980100</text:p>
          </table:table-cell>
          <table:table-cell office:value-type="float" office:value="489555">
            <text:p>489555</text:p>
          </table:table-cell>
          <table:table-cell office:value-type="float" office:value="250321">
            <text:p>250321</text:p>
          </table:table-cell>
          <table:table-cell office:value-type="float" office:value="490545">
            <text:p>49054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000000">
            <text:p>1000000</text:p>
          </table:table-cell>
          <table:table-cell office:value-type="float" office:value="499500">
            <text:p>499500</text:p>
          </table:table-cell>
          <table:table-cell office:value-type="float" office:value="242352">
            <text:p>242352</text:p>
          </table:table-cell>
          <table:table-cell office:value-type="float" office:value="500500">
            <text:p>500500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1020100">
            <text:p>1020100</text:p>
          </table:table-cell>
          <table:table-cell office:value-type="float" office:value="509545">
            <text:p>509545</text:p>
          </table:table-cell>
          <table:table-cell office:value-type="float" office:value="261766">
            <text:p>261766</text:p>
          </table:table-cell>
          <table:table-cell office:value-type="float" office:value="510555">
            <text:p>510555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1040400">
            <text:p>1040400</text:p>
          </table:table-cell>
          <table:table-cell office:value-type="float" office:value="519690">
            <text:p>519690</text:p>
          </table:table-cell>
          <table:table-cell office:value-type="float" office:value="253853">
            <text:p>253853</text:p>
          </table:table-cell>
          <table:table-cell office:value-type="float" office:value="520710">
            <text:p>520710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1060900">
            <text:p>1060900</text:p>
          </table:table-cell>
          <table:table-cell office:value-type="float" office:value="529935">
            <text:p>529935</text:p>
          </table:table-cell>
          <table:table-cell office:value-type="float" office:value="264991">
            <text:p>264991</text:p>
          </table:table-cell>
          <table:table-cell office:value-type="float" office:value="530965">
            <text:p>530965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1081600">
            <text:p>1081600</text:p>
          </table:table-cell>
          <table:table-cell office:value-type="float" office:value="540280">
            <text:p>540280</text:p>
          </table:table-cell>
          <table:table-cell office:value-type="float" office:value="261217">
            <text:p>261217</text:p>
          </table:table-cell>
          <table:table-cell office:value-type="float" office:value="541320">
            <text:p>541320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1102500">
            <text:p>1102500</text:p>
          </table:table-cell>
          <table:table-cell office:value-type="float" office:value="550725">
            <text:p>550725</text:p>
          </table:table-cell>
          <table:table-cell office:value-type="float" office:value="277942">
            <text:p>277942</text:p>
          </table:table-cell>
          <table:table-cell office:value-type="float" office:value="551775">
            <text:p>551775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1123600">
            <text:p>1123600</text:p>
          </table:table-cell>
          <table:table-cell office:value-type="float" office:value="561270">
            <text:p>561270</text:p>
          </table:table-cell>
          <table:table-cell office:value-type="float" office:value="281423">
            <text:p>281423</text:p>
          </table:table-cell>
          <table:table-cell office:value-type="float" office:value="562330">
            <text:p>562330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1144900">
            <text:p>1144900</text:p>
          </table:table-cell>
          <table:table-cell office:value-type="float" office:value="571915">
            <text:p>571915</text:p>
          </table:table-cell>
          <table:table-cell office:value-type="float" office:value="288962">
            <text:p>288962</text:p>
          </table:table-cell>
          <table:table-cell office:value-type="float" office:value="572985">
            <text:p>572985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1166400">
            <text:p>1166400</text:p>
          </table:table-cell>
          <table:table-cell office:value-type="float" office:value="582660">
            <text:p>582660</text:p>
          </table:table-cell>
          <table:table-cell office:value-type="float" office:value="284381">
            <text:p>284381</text:p>
          </table:table-cell>
          <table:table-cell office:value-type="float" office:value="583740">
            <text:p>583740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1188100">
            <text:p>1188100</text:p>
          </table:table-cell>
          <table:table-cell office:value-type="float" office:value="593505">
            <text:p>593505</text:p>
          </table:table-cell>
          <table:table-cell office:value-type="float" office:value="295082">
            <text:p>295082</text:p>
          </table:table-cell>
          <table:table-cell office:value-type="float" office:value="594595">
            <text:p>594595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210000">
            <text:p>1210000</text:p>
          </table:table-cell>
          <table:table-cell office:value-type="float" office:value="604450">
            <text:p>604450</text:p>
          </table:table-cell>
          <table:table-cell office:value-type="float" office:value="300756">
            <text:p>300756</text:p>
          </table:table-cell>
          <table:table-cell office:value-type="float" office:value="605550">
            <text:p>605550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1232100">
            <text:p>1232100</text:p>
          </table:table-cell>
          <table:table-cell office:value-type="float" office:value="615495">
            <text:p>615495</text:p>
          </table:table-cell>
          <table:table-cell office:value-type="float" office:value="303335">
            <text:p>303335</text:p>
          </table:table-cell>
          <table:table-cell office:value-type="float" office:value="616605">
            <text:p>616605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1254400">
            <text:p>1254400</text:p>
          </table:table-cell>
          <table:table-cell office:value-type="float" office:value="626640">
            <text:p>626640</text:p>
          </table:table-cell>
          <table:table-cell office:value-type="float" office:value="307219">
            <text:p>307219</text:p>
          </table:table-cell>
          <table:table-cell office:value-type="float" office:value="627760">
            <text:p>627760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1276900">
            <text:p>1276900</text:p>
          </table:table-cell>
          <table:table-cell office:value-type="float" office:value="637885">
            <text:p>637885</text:p>
          </table:table-cell>
          <table:table-cell office:value-type="float" office:value="323232">
            <text:p>323232</text:p>
          </table:table-cell>
          <table:table-cell office:value-type="float" office:value="639015">
            <text:p>639015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1299600">
            <text:p>1299600</text:p>
          </table:table-cell>
          <table:table-cell office:value-type="float" office:value="649230">
            <text:p>649230</text:p>
          </table:table-cell>
          <table:table-cell office:value-type="float" office:value="324997">
            <text:p>324997</text:p>
          </table:table-cell>
          <table:table-cell office:value-type="float" office:value="650370">
            <text:p>650370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1322500">
            <text:p>1322500</text:p>
          </table:table-cell>
          <table:table-cell office:value-type="float" office:value="660675">
            <text:p>660675</text:p>
          </table:table-cell>
          <table:table-cell office:value-type="float" office:value="331729">
            <text:p>331729</text:p>
          </table:table-cell>
          <table:table-cell office:value-type="float" office:value="661825">
            <text:p>661825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1345600">
            <text:p>1345600</text:p>
          </table:table-cell>
          <table:table-cell office:value-type="float" office:value="672220">
            <text:p>672220</text:p>
          </table:table-cell>
          <table:table-cell office:value-type="float" office:value="342565">
            <text:p>342565</text:p>
          </table:table-cell>
          <table:table-cell office:value-type="float" office:value="673380">
            <text:p>673380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1368900">
            <text:p>1368900</text:p>
          </table:table-cell>
          <table:table-cell office:value-type="float" office:value="683865">
            <text:p>683865</text:p>
          </table:table-cell>
          <table:table-cell office:value-type="float" office:value="328654">
            <text:p>328654</text:p>
          </table:table-cell>
          <table:table-cell office:value-type="float" office:value="685035">
            <text:p>685035</text:p>
          </table:table-cell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1392400">
            <text:p>1392400</text:p>
          </table:table-cell>
          <table:table-cell office:value-type="float" office:value="695610">
            <text:p>695610</text:p>
          </table:table-cell>
          <table:table-cell office:value-type="float" office:value="345956">
            <text:p>345956</text:p>
          </table:table-cell>
          <table:table-cell office:value-type="float" office:value="696790">
            <text:p>696790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1416100">
            <text:p>1416100</text:p>
          </table:table-cell>
          <table:table-cell office:value-type="float" office:value="707455">
            <text:p>707455</text:p>
          </table:table-cell>
          <table:table-cell office:value-type="float" office:value="354263">
            <text:p>354263</text:p>
          </table:table-cell>
          <table:table-cell office:value-type="float" office:value="708645">
            <text:p>708645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440000">
            <text:p>1440000</text:p>
          </table:table-cell>
          <table:table-cell office:value-type="float" office:value="719400">
            <text:p>719400</text:p>
          </table:table-cell>
          <table:table-cell office:value-type="float" office:value="361773">
            <text:p>361773</text:p>
          </table:table-cell>
          <table:table-cell office:value-type="float" office:value="720600">
            <text:p>720600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1464100">
            <text:p>1464100</text:p>
          </table:table-cell>
          <table:table-cell office:value-type="float" office:value="731445">
            <text:p>731445</text:p>
          </table:table-cell>
          <table:table-cell office:value-type="float" office:value="356710">
            <text:p>356710</text:p>
          </table:table-cell>
          <table:table-cell office:value-type="float" office:value="732655">
            <text:p>732655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1488400">
            <text:p>1488400</text:p>
          </table:table-cell>
          <table:table-cell office:value-type="float" office:value="743590">
            <text:p>743590</text:p>
          </table:table-cell>
          <table:table-cell office:value-type="float" office:value="367071">
            <text:p>367071</text:p>
          </table:table-cell>
          <table:table-cell office:value-type="float" office:value="744810">
            <text:p>744810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1512900">
            <text:p>1512900</text:p>
          </table:table-cell>
          <table:table-cell office:value-type="float" office:value="755835">
            <text:p>755835</text:p>
          </table:table-cell>
          <table:table-cell office:value-type="float" office:value="368459">
            <text:p>368459</text:p>
          </table:table-cell>
          <table:table-cell office:value-type="float" office:value="757065">
            <text:p>757065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1537600">
            <text:p>1537600</text:p>
          </table:table-cell>
          <table:table-cell office:value-type="float" office:value="768180">
            <text:p>768180</text:p>
          </table:table-cell>
          <table:table-cell office:value-type="float" office:value="390652">
            <text:p>390652</text:p>
          </table:table-cell>
          <table:table-cell office:value-type="float" office:value="769420">
            <text:p>769420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1562500">
            <text:p>1562500</text:p>
          </table:table-cell>
          <table:table-cell office:value-type="float" office:value="780625">
            <text:p>780625</text:p>
          </table:table-cell>
          <table:table-cell office:value-type="float" office:value="386944">
            <text:p>386944</text:p>
          </table:table-cell>
          <table:table-cell office:value-type="float" office:value="781875">
            <text:p>781875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1587600">
            <text:p>1587600</text:p>
          </table:table-cell>
          <table:table-cell office:value-type="float" office:value="793170">
            <text:p>793170</text:p>
          </table:table-cell>
          <table:table-cell office:value-type="float" office:value="388011">
            <text:p>388011</text:p>
          </table:table-cell>
          <table:table-cell office:value-type="float" office:value="794430">
            <text:p>794430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1612900">
            <text:p>1612900</text:p>
          </table:table-cell>
          <table:table-cell office:value-type="float" office:value="805815">
            <text:p>805815</text:p>
          </table:table-cell>
          <table:table-cell office:value-type="float" office:value="396697">
            <text:p>396697</text:p>
          </table:table-cell>
          <table:table-cell office:value-type="float" office:value="807085">
            <text:p>807085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1638400">
            <text:p>1638400</text:p>
          </table:table-cell>
          <table:table-cell office:value-type="float" office:value="818560">
            <text:p>818560</text:p>
          </table:table-cell>
          <table:table-cell office:value-type="float" office:value="404885">
            <text:p>404885</text:p>
          </table:table-cell>
          <table:table-cell office:value-type="float" office:value="819840">
            <text:p>819840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1664100">
            <text:p>1664100</text:p>
          </table:table-cell>
          <table:table-cell office:value-type="float" office:value="831405">
            <text:p>831405</text:p>
          </table:table-cell>
          <table:table-cell office:value-type="float" office:value="417675">
            <text:p>417675</text:p>
          </table:table-cell>
          <table:table-cell office:value-type="float" office:value="832695">
            <text:p>832695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690000">
            <text:p>1690000</text:p>
          </table:table-cell>
          <table:table-cell office:value-type="float" office:value="844350">
            <text:p>844350</text:p>
          </table:table-cell>
          <table:table-cell office:value-type="float" office:value="432060">
            <text:p>432060</text:p>
          </table:table-cell>
          <table:table-cell office:value-type="float" office:value="845650">
            <text:p>845650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1716100">
            <text:p>1716100</text:p>
          </table:table-cell>
          <table:table-cell office:value-type="float" office:value="857395">
            <text:p>857395</text:p>
          </table:table-cell>
          <table:table-cell office:value-type="float" office:value="428563">
            <text:p>428563</text:p>
          </table:table-cell>
          <table:table-cell office:value-type="float" office:value="858705">
            <text:p>858705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1742400">
            <text:p>1742400</text:p>
          </table:table-cell>
          <table:table-cell office:value-type="float" office:value="870540">
            <text:p>870540</text:p>
          </table:table-cell>
          <table:table-cell office:value-type="float" office:value="423753">
            <text:p>423753</text:p>
          </table:table-cell>
          <table:table-cell office:value-type="float" office:value="871860">
            <text:p>871860</text:p>
          </table:table-cell>
        </table:table-row>
        <table:table-row table:style-name="ro1">
          <table:table-cell office:value-type="float" office:value="1330">
            <text:p>1330</text:p>
          </table:table-cell>
          <table:table-cell office:value-type="float" office:value="1768900">
            <text:p>1768900</text:p>
          </table:table-cell>
          <table:table-cell office:value-type="float" office:value="883785">
            <text:p>883785</text:p>
          </table:table-cell>
          <table:table-cell office:value-type="float" office:value="441164">
            <text:p>441164</text:p>
          </table:table-cell>
          <table:table-cell office:value-type="float" office:value="885115">
            <text:p>885115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1795600">
            <text:p>1795600</text:p>
          </table:table-cell>
          <table:table-cell office:value-type="float" office:value="897130">
            <text:p>897130</text:p>
          </table:table-cell>
          <table:table-cell office:value-type="float" office:value="445455">
            <text:p>445455</text:p>
          </table:table-cell>
          <table:table-cell office:value-type="float" office:value="898470">
            <text:p>898470</text:p>
          </table:table-cell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1822500">
            <text:p>1822500</text:p>
          </table:table-cell>
          <table:table-cell office:value-type="float" office:value="910575">
            <text:p>910575</text:p>
          </table:table-cell>
          <table:table-cell office:value-type="float" office:value="457582">
            <text:p>457582</text:p>
          </table:table-cell>
          <table:table-cell office:value-type="float" office:value="911925">
            <text:p>911925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1849600">
            <text:p>1849600</text:p>
          </table:table-cell>
          <table:table-cell office:value-type="float" office:value="924120">
            <text:p>924120</text:p>
          </table:table-cell>
          <table:table-cell office:value-type="float" office:value="464958">
            <text:p>464958</text:p>
          </table:table-cell>
          <table:table-cell office:value-type="float" office:value="925480">
            <text:p>925480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1876900">
            <text:p>1876900</text:p>
          </table:table-cell>
          <table:table-cell office:value-type="float" office:value="937765">
            <text:p>937765</text:p>
          </table:table-cell>
          <table:table-cell office:value-type="float" office:value="465865">
            <text:p>465865</text:p>
          </table:table-cell>
          <table:table-cell office:value-type="float" office:value="939135">
            <text:p>939135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1904400">
            <text:p>1904400</text:p>
          </table:table-cell>
          <table:table-cell office:value-type="float" office:value="951510">
            <text:p>951510</text:p>
          </table:table-cell>
          <table:table-cell office:value-type="float" office:value="467068">
            <text:p>467068</text:p>
          </table:table-cell>
          <table:table-cell office:value-type="float" office:value="952890">
            <text:p>952890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1932100">
            <text:p>1932100</text:p>
          </table:table-cell>
          <table:table-cell office:value-type="float" office:value="965355">
            <text:p>965355</text:p>
          </table:table-cell>
          <table:table-cell office:value-type="float" office:value="479079">
            <text:p>479079</text:p>
          </table:table-cell>
          <table:table-cell office:value-type="float" office:value="966745">
            <text:p>966745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960000">
            <text:p>1960000</text:p>
          </table:table-cell>
          <table:table-cell office:value-type="float" office:value="979300">
            <text:p>979300</text:p>
          </table:table-cell>
          <table:table-cell office:value-type="float" office:value="485191">
            <text:p>485191</text:p>
          </table:table-cell>
          <table:table-cell office:value-type="float" office:value="980700">
            <text:p>980700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1988100">
            <text:p>1988100</text:p>
          </table:table-cell>
          <table:table-cell office:value-type="float" office:value="993345">
            <text:p>993345</text:p>
          </table:table-cell>
          <table:table-cell office:value-type="float" office:value="504343">
            <text:p>504343</text:p>
          </table:table-cell>
          <table:table-cell office:value-type="float" office:value="994755">
            <text:p>994755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2016400">
            <text:p>2016400</text:p>
          </table:table-cell>
          <table:table-cell office:value-type="float" office:value="1007490">
            <text:p>1007490</text:p>
          </table:table-cell>
          <table:table-cell office:value-type="float" office:value="495095">
            <text:p>495095</text:p>
          </table:table-cell>
          <table:table-cell office:value-type="float" office:value="1008910">
            <text:p>1008910</text:p>
          </table:table-cell>
        </table:table-row>
        <table:table-row table:style-name="ro1">
          <table:table-cell office:value-type="float" office:value="1430">
            <text:p>1430</text:p>
          </table:table-cell>
          <table:table-cell office:value-type="float" office:value="2044900">
            <text:p>2044900</text:p>
          </table:table-cell>
          <table:table-cell office:value-type="float" office:value="1021735">
            <text:p>1021735</text:p>
          </table:table-cell>
          <table:table-cell office:value-type="float" office:value="503313">
            <text:p>503313</text:p>
          </table:table-cell>
          <table:table-cell office:value-type="float" office:value="1023165">
            <text:p>1023165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2073600">
            <text:p>2073600</text:p>
          </table:table-cell>
          <table:table-cell office:value-type="float" office:value="1036080">
            <text:p>1036080</text:p>
          </table:table-cell>
          <table:table-cell office:value-type="float" office:value="527326">
            <text:p>527326</text:p>
          </table:table-cell>
          <table:table-cell office:value-type="float" office:value="1037520">
            <text:p>1037520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2102500">
            <text:p>2102500</text:p>
          </table:table-cell>
          <table:table-cell office:value-type="float" office:value="1050525">
            <text:p>1050525</text:p>
          </table:table-cell>
          <table:table-cell office:value-type="float" office:value="526804">
            <text:p>526804</text:p>
          </table:table-cell>
          <table:table-cell office:value-type="float" office:value="1051975">
            <text:p>1051975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2131600">
            <text:p>2131600</text:p>
          </table:table-cell>
          <table:table-cell office:value-type="float" office:value="1065070">
            <text:p>1065070</text:p>
          </table:table-cell>
          <table:table-cell office:value-type="float" office:value="537339">
            <text:p>537339</text:p>
          </table:table-cell>
          <table:table-cell office:value-type="float" office:value="1066530">
            <text:p>1066530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2160900">
            <text:p>2160900</text:p>
          </table:table-cell>
          <table:table-cell office:value-type="float" office:value="1079715">
            <text:p>1079715</text:p>
          </table:table-cell>
          <table:table-cell office:value-type="float" office:value="524972">
            <text:p>524972</text:p>
          </table:table-cell>
          <table:table-cell office:value-type="float" office:value="1081185">
            <text:p>1081185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2190400">
            <text:p>2190400</text:p>
          </table:table-cell>
          <table:table-cell office:value-type="float" office:value="1094460">
            <text:p>1094460</text:p>
          </table:table-cell>
          <table:table-cell office:value-type="float" office:value="555553">
            <text:p>555553</text:p>
          </table:table-cell>
          <table:table-cell office:value-type="float" office:value="1095940">
            <text:p>1095940</text:p>
          </table:table-cell>
        </table:table-row>
        <table:table-row table:style-name="ro1">
          <table:table-cell office:value-type="float" office:value="1490">
            <text:p>1490</text:p>
          </table:table-cell>
          <table:table-cell office:value-type="float" office:value="2220100">
            <text:p>2220100</text:p>
          </table:table-cell>
          <table:table-cell office:value-type="float" office:value="1109305">
            <text:p>1109305</text:p>
          </table:table-cell>
          <table:table-cell office:value-type="float" office:value="540074">
            <text:p>540074</text:p>
          </table:table-cell>
          <table:table-cell office:value-type="float" office:value="1110795">
            <text:p>1110795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250000">
            <text:p>2250000</text:p>
          </table:table-cell>
          <table:table-cell office:value-type="float" office:value="1124250">
            <text:p>1124250</text:p>
          </table:table-cell>
          <table:table-cell office:value-type="float" office:value="573515">
            <text:p>573515</text:p>
          </table:table-cell>
          <table:table-cell office:value-type="float" office:value="1125750">
            <text:p>1125750</text:p>
          </table:table-cell>
        </table:table-row>
        <table:table-row table:style-name="ro1">
          <table:table-cell office:value-type="float" office:value="1510">
            <text:p>1510</text:p>
          </table:table-cell>
          <table:table-cell office:value-type="float" office:value="2280100">
            <text:p>2280100</text:p>
          </table:table-cell>
          <table:table-cell office:value-type="float" office:value="1139295">
            <text:p>1139295</text:p>
          </table:table-cell>
          <table:table-cell office:value-type="float" office:value="572471">
            <text:p>572471</text:p>
          </table:table-cell>
          <table:table-cell office:value-type="float" office:value="1140805">
            <text:p>1140805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2310400">
            <text:p>2310400</text:p>
          </table:table-cell>
          <table:table-cell office:value-type="float" office:value="1154440">
            <text:p>1154440</text:p>
          </table:table-cell>
          <table:table-cell office:value-type="float" office:value="570526">
            <text:p>570526</text:p>
          </table:table-cell>
          <table:table-cell office:value-type="float" office:value="1155960">
            <text:p>1155960</text:p>
          </table:table-cell>
        </table:table-row>
        <table:table-row table:style-name="ro1">
          <table:table-cell office:value-type="float" office:value="1530">
            <text:p>1530</text:p>
          </table:table-cell>
          <table:table-cell office:value-type="float" office:value="2340900">
            <text:p>2340900</text:p>
          </table:table-cell>
          <table:table-cell office:value-type="float" office:value="1169685">
            <text:p>1169685</text:p>
          </table:table-cell>
          <table:table-cell office:value-type="float" office:value="590498">
            <text:p>590498</text:p>
          </table:table-cell>
          <table:table-cell office:value-type="float" office:value="1171215">
            <text:p>1171215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2371600">
            <text:p>2371600</text:p>
          </table:table-cell>
          <table:table-cell office:value-type="float" office:value="1185030">
            <text:p>1185030</text:p>
          </table:table-cell>
          <table:table-cell office:value-type="float" office:value="591574">
            <text:p>591574</text:p>
          </table:table-cell>
          <table:table-cell office:value-type="float" office:value="1186570">
            <text:p>1186570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2402500">
            <text:p>2402500</text:p>
          </table:table-cell>
          <table:table-cell office:value-type="float" office:value="1200475">
            <text:p>1200475</text:p>
          </table:table-cell>
          <table:table-cell office:value-type="float" office:value="596080">
            <text:p>596080</text:p>
          </table:table-cell>
          <table:table-cell office:value-type="float" office:value="1202025">
            <text:p>1202025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2433600">
            <text:p>2433600</text:p>
          </table:table-cell>
          <table:table-cell office:value-type="float" office:value="1216020">
            <text:p>1216020</text:p>
          </table:table-cell>
          <table:table-cell office:value-type="float" office:value="597060">
            <text:p>597060</text:p>
          </table:table-cell>
          <table:table-cell office:value-type="float" office:value="1217580">
            <text:p>1217580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office:value-type="float" office:value="2464900">
            <text:p>2464900</text:p>
          </table:table-cell>
          <table:table-cell office:value-type="float" office:value="1231665">
            <text:p>1231665</text:p>
          </table:table-cell>
          <table:table-cell office:value-type="float" office:value="627344">
            <text:p>627344</text:p>
          </table:table-cell>
          <table:table-cell office:value-type="float" office:value="1233235">
            <text:p>1233235</text:p>
          </table:table-cell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2496400">
            <text:p>2496400</text:p>
          </table:table-cell>
          <table:table-cell office:value-type="float" office:value="1247410">
            <text:p>1247410</text:p>
          </table:table-cell>
          <table:table-cell office:value-type="float" office:value="640643">
            <text:p>640643</text:p>
          </table:table-cell>
          <table:table-cell office:value-type="float" office:value="1248990">
            <text:p>1248990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office:value-type="float" office:value="2528100">
            <text:p>2528100</text:p>
          </table:table-cell>
          <table:table-cell office:value-type="float" office:value="1263255">
            <text:p>1263255</text:p>
          </table:table-cell>
          <table:table-cell office:value-type="float" office:value="639935">
            <text:p>639935</text:p>
          </table:table-cell>
          <table:table-cell office:value-type="float" office:value="1264845">
            <text:p>1264845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2560000">
            <text:p>2560000</text:p>
          </table:table-cell>
          <table:table-cell office:value-type="float" office:value="1279200">
            <text:p>1279200</text:p>
          </table:table-cell>
          <table:table-cell office:value-type="float" office:value="659121">
            <text:p>659121</text:p>
          </table:table-cell>
          <table:table-cell office:value-type="float" office:value="1280800">
            <text:p>1280800</text:p>
          </table:table-cell>
        </table:table-row>
        <table:table-row table:style-name="ro1">
          <table:table-cell office:value-type="float" office:value="1610">
            <text:p>1610</text:p>
          </table:table-cell>
          <table:table-cell office:value-type="float" office:value="2592100">
            <text:p>2592100</text:p>
          </table:table-cell>
          <table:table-cell office:value-type="float" office:value="1295245">
            <text:p>1295245</text:p>
          </table:table-cell>
          <table:table-cell office:value-type="float" office:value="629486">
            <text:p>629486</text:p>
          </table:table-cell>
          <table:table-cell office:value-type="float" office:value="1296855">
            <text:p>1296855</text:p>
          </table:table-cell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2624400">
            <text:p>2624400</text:p>
          </table:table-cell>
          <table:table-cell office:value-type="float" office:value="1311390">
            <text:p>1311390</text:p>
          </table:table-cell>
          <table:table-cell office:value-type="float" office:value="654713">
            <text:p>654713</text:p>
          </table:table-cell>
          <table:table-cell office:value-type="float" office:value="1313010">
            <text:p>1313010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2656900">
            <text:p>2656900</text:p>
          </table:table-cell>
          <table:table-cell office:value-type="float" office:value="1327635">
            <text:p>1327635</text:p>
          </table:table-cell>
          <table:table-cell office:value-type="float" office:value="666230">
            <text:p>666230</text:p>
          </table:table-cell>
          <table:table-cell office:value-type="float" office:value="1329265">
            <text:p>1329265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2689600">
            <text:p>2689600</text:p>
          </table:table-cell>
          <table:table-cell office:value-type="float" office:value="1343980">
            <text:p>1343980</text:p>
          </table:table-cell>
          <table:table-cell office:value-type="float" office:value="674867">
            <text:p>674867</text:p>
          </table:table-cell>
          <table:table-cell office:value-type="float" office:value="1345620">
            <text:p>1345620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2722500">
            <text:p>2722500</text:p>
          </table:table-cell>
          <table:table-cell office:value-type="float" office:value="1360425">
            <text:p>1360425</text:p>
          </table:table-cell>
          <table:table-cell office:value-type="float" office:value="679176">
            <text:p>679176</text:p>
          </table:table-cell>
          <table:table-cell office:value-type="float" office:value="1362075">
            <text:p>1362075</text:p>
          </table:table-cell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2755600">
            <text:p>2755600</text:p>
          </table:table-cell>
          <table:table-cell office:value-type="float" office:value="1376970">
            <text:p>1376970</text:p>
          </table:table-cell>
          <table:table-cell office:value-type="float" office:value="679544">
            <text:p>679544</text:p>
          </table:table-cell>
          <table:table-cell office:value-type="float" office:value="1378630">
            <text:p>1378630</text:p>
          </table:table-cell>
        </table:table-row>
        <table:table-row table:style-name="ro1">
          <table:table-cell office:value-type="float" office:value="1670">
            <text:p>1670</text:p>
          </table:table-cell>
          <table:table-cell office:value-type="float" office:value="2788900">
            <text:p>2788900</text:p>
          </table:table-cell>
          <table:table-cell office:value-type="float" office:value="1393615">
            <text:p>1393615</text:p>
          </table:table-cell>
          <table:table-cell office:value-type="float" office:value="691994">
            <text:p>691994</text:p>
          </table:table-cell>
          <table:table-cell office:value-type="float" office:value="1395285">
            <text:p>1395285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2822400">
            <text:p>2822400</text:p>
          </table:table-cell>
          <table:table-cell office:value-type="float" office:value="1410360">
            <text:p>1410360</text:p>
          </table:table-cell>
          <table:table-cell office:value-type="float" office:value="709223">
            <text:p>709223</text:p>
          </table:table-cell>
          <table:table-cell office:value-type="float" office:value="1412040">
            <text:p>1412040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office:value-type="float" office:value="2856100">
            <text:p>2856100</text:p>
          </table:table-cell>
          <table:table-cell office:value-type="float" office:value="1427205">
            <text:p>1427205</text:p>
          </table:table-cell>
          <table:table-cell office:value-type="float" office:value="692516">
            <text:p>692516</text:p>
          </table:table-cell>
          <table:table-cell office:value-type="float" office:value="1428895">
            <text:p>1428895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2890000">
            <text:p>2890000</text:p>
          </table:table-cell>
          <table:table-cell office:value-type="float" office:value="1444150">
            <text:p>1444150</text:p>
          </table:table-cell>
          <table:table-cell office:value-type="float" office:value="728322">
            <text:p>728322</text:p>
          </table:table-cell>
          <table:table-cell office:value-type="float" office:value="1445850">
            <text:p>1445850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2924100">
            <text:p>2924100</text:p>
          </table:table-cell>
          <table:table-cell office:value-type="float" office:value="1461195">
            <text:p>1461195</text:p>
          </table:table-cell>
          <table:table-cell office:value-type="float" office:value="724130">
            <text:p>724130</text:p>
          </table:table-cell>
          <table:table-cell office:value-type="float" office:value="1462905">
            <text:p>1462905</text:p>
          </table:table-cell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2958400">
            <text:p>2958400</text:p>
          </table:table-cell>
          <table:table-cell office:value-type="float" office:value="1478340">
            <text:p>1478340</text:p>
          </table:table-cell>
          <table:table-cell office:value-type="float" office:value="750082">
            <text:p>750082</text:p>
          </table:table-cell>
          <table:table-cell office:value-type="float" office:value="1480060">
            <text:p>1480060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2992900">
            <text:p>2992900</text:p>
          </table:table-cell>
          <table:table-cell office:value-type="float" office:value="1495585">
            <text:p>1495585</text:p>
          </table:table-cell>
          <table:table-cell office:value-type="float" office:value="736111">
            <text:p>736111</text:p>
          </table:table-cell>
          <table:table-cell office:value-type="float" office:value="1497315">
            <text:p>1497315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3027600">
            <text:p>3027600</text:p>
          </table:table-cell>
          <table:table-cell office:value-type="float" office:value="1512930">
            <text:p>1512930</text:p>
          </table:table-cell>
          <table:table-cell office:value-type="float" office:value="765733">
            <text:p>765733</text:p>
          </table:table-cell>
          <table:table-cell office:value-type="float" office:value="1514670">
            <text:p>1514670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3062500">
            <text:p>3062500</text:p>
          </table:table-cell>
          <table:table-cell office:value-type="float" office:value="1530375">
            <text:p>1530375</text:p>
          </table:table-cell>
          <table:table-cell office:value-type="float" office:value="774461">
            <text:p>774461</text:p>
          </table:table-cell>
          <table:table-cell office:value-type="float" office:value="1532125">
            <text:p>1532125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3097600">
            <text:p>3097600</text:p>
          </table:table-cell>
          <table:table-cell office:value-type="float" office:value="1547920">
            <text:p>1547920</text:p>
          </table:table-cell>
          <table:table-cell office:value-type="float" office:value="782140">
            <text:p>782140</text:p>
          </table:table-cell>
          <table:table-cell office:value-type="float" office:value="1549680">
            <text:p>1549680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office:value-type="float" office:value="3132900">
            <text:p>3132900</text:p>
          </table:table-cell>
          <table:table-cell office:value-type="float" office:value="1565565">
            <text:p>1565565</text:p>
          </table:table-cell>
          <table:table-cell office:value-type="float" office:value="785829">
            <text:p>785829</text:p>
          </table:table-cell>
          <table:table-cell office:value-type="float" office:value="1567335">
            <text:p>1567335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3168400">
            <text:p>3168400</text:p>
          </table:table-cell>
          <table:table-cell office:value-type="float" office:value="1583310">
            <text:p>1583310</text:p>
          </table:table-cell>
          <table:table-cell office:value-type="float" office:value="787588">
            <text:p>787588</text:p>
          </table:table-cell>
          <table:table-cell office:value-type="float" office:value="1585090">
            <text:p>1585090</text:p>
          </table:table-cell>
        </table:table-row>
        <table:table-row table:style-name="ro1">
          <table:table-cell office:value-type="float" office:value="1790">
            <text:p>1790</text:p>
          </table:table-cell>
          <table:table-cell office:value-type="float" office:value="3204100">
            <text:p>3204100</text:p>
          </table:table-cell>
          <table:table-cell office:value-type="float" office:value="1601155">
            <text:p>1601155</text:p>
          </table:table-cell>
          <table:table-cell office:value-type="float" office:value="811045">
            <text:p>811045</text:p>
          </table:table-cell>
          <table:table-cell office:value-type="float" office:value="1602945">
            <text:p>1602945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3240000">
            <text:p>3240000</text:p>
          </table:table-cell>
          <table:table-cell office:value-type="float" office:value="1619100">
            <text:p>1619100</text:p>
          </table:table-cell>
          <table:table-cell office:value-type="float" office:value="809158">
            <text:p>809158</text:p>
          </table:table-cell>
          <table:table-cell office:value-type="float" office:value="1620900">
            <text:p>1620900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3276100">
            <text:p>3276100</text:p>
          </table:table-cell>
          <table:table-cell office:value-type="float" office:value="1637145">
            <text:p>1637145</text:p>
          </table:table-cell>
          <table:table-cell office:value-type="float" office:value="801629">
            <text:p>801629</text:p>
          </table:table-cell>
          <table:table-cell office:value-type="float" office:value="1638955">
            <text:p>1638955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3312400">
            <text:p>3312400</text:p>
          </table:table-cell>
          <table:table-cell office:value-type="float" office:value="1655290">
            <text:p>1655290</text:p>
          </table:table-cell>
          <table:table-cell office:value-type="float" office:value="845114">
            <text:p>845114</text:p>
          </table:table-cell>
          <table:table-cell office:value-type="float" office:value="1657110">
            <text:p>1657110</text:p>
          </table:table-cell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3348900">
            <text:p>3348900</text:p>
          </table:table-cell>
          <table:table-cell office:value-type="float" office:value="1673535">
            <text:p>1673535</text:p>
          </table:table-cell>
          <table:table-cell office:value-type="float" office:value="844094">
            <text:p>844094</text:p>
          </table:table-cell>
          <table:table-cell office:value-type="float" office:value="1675365">
            <text:p>1675365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3385600">
            <text:p>3385600</text:p>
          </table:table-cell>
          <table:table-cell office:value-type="float" office:value="1691880">
            <text:p>1691880</text:p>
          </table:table-cell>
          <table:table-cell office:value-type="float" office:value="864006">
            <text:p>864006</text:p>
          </table:table-cell>
          <table:table-cell office:value-type="float" office:value="1693720">
            <text:p>1693720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3422500">
            <text:p>3422500</text:p>
          </table:table-cell>
          <table:table-cell office:value-type="float" office:value="1710325">
            <text:p>1710325</text:p>
          </table:table-cell>
          <table:table-cell office:value-type="float" office:value="851227">
            <text:p>851227</text:p>
          </table:table-cell>
          <table:table-cell office:value-type="float" office:value="1712175">
            <text:p>1712175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3459600">
            <text:p>3459600</text:p>
          </table:table-cell>
          <table:table-cell office:value-type="float" office:value="1728870">
            <text:p>1728870</text:p>
          </table:table-cell>
          <table:table-cell office:value-type="float" office:value="849764">
            <text:p>849764</text:p>
          </table:table-cell>
          <table:table-cell office:value-type="float" office:value="1730730">
            <text:p>1730730</text:p>
          </table:table-cell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3496900">
            <text:p>3496900</text:p>
          </table:table-cell>
          <table:table-cell office:value-type="float" office:value="1747515">
            <text:p>1747515</text:p>
          </table:table-cell>
          <table:table-cell office:value-type="float" office:value="874924">
            <text:p>874924</text:p>
          </table:table-cell>
          <table:table-cell office:value-type="float" office:value="1749385">
            <text:p>1749385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3534400">
            <text:p>3534400</text:p>
          </table:table-cell>
          <table:table-cell office:value-type="float" office:value="1766260">
            <text:p>1766260</text:p>
          </table:table-cell>
          <table:table-cell office:value-type="float" office:value="880778">
            <text:p>880778</text:p>
          </table:table-cell>
          <table:table-cell office:value-type="float" office:value="1768140">
            <text:p>1768140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3572100">
            <text:p>3572100</text:p>
          </table:table-cell>
          <table:table-cell office:value-type="float" office:value="1785105">
            <text:p>1785105</text:p>
          </table:table-cell>
          <table:table-cell office:value-type="float" office:value="893806">
            <text:p>893806</text:p>
          </table:table-cell>
          <table:table-cell office:value-type="float" office:value="1786995">
            <text:p>1786995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3610000">
            <text:p>3610000</text:p>
          </table:table-cell>
          <table:table-cell office:value-type="float" office:value="1804050">
            <text:p>1804050</text:p>
          </table:table-cell>
          <table:table-cell office:value-type="float" office:value="893292">
            <text:p>893292</text:p>
          </table:table-cell>
          <table:table-cell office:value-type="float" office:value="1805950">
            <text:p>1805950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3648100">
            <text:p>3648100</text:p>
          </table:table-cell>
          <table:table-cell office:value-type="float" office:value="1823095">
            <text:p>1823095</text:p>
          </table:table-cell>
          <table:table-cell office:value-type="float" office:value="912026">
            <text:p>912026</text:p>
          </table:table-cell>
          <table:table-cell office:value-type="float" office:value="1825005">
            <text:p>1825005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3686400">
            <text:p>3686400</text:p>
          </table:table-cell>
          <table:table-cell office:value-type="float" office:value="1842240">
            <text:p>1842240</text:p>
          </table:table-cell>
          <table:table-cell office:value-type="float" office:value="902720">
            <text:p>902720</text:p>
          </table:table-cell>
          <table:table-cell office:value-type="float" office:value="1844160">
            <text:p>1844160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3724900">
            <text:p>3724900</text:p>
          </table:table-cell>
          <table:table-cell office:value-type="float" office:value="1861485">
            <text:p>1861485</text:p>
          </table:table-cell>
          <table:table-cell office:value-type="float" office:value="922839">
            <text:p>922839</text:p>
          </table:table-cell>
          <table:table-cell office:value-type="float" office:value="1863415">
            <text:p>1863415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3763600">
            <text:p>3763600</text:p>
          </table:table-cell>
          <table:table-cell office:value-type="float" office:value="1880830">
            <text:p>1880830</text:p>
          </table:table-cell>
          <table:table-cell office:value-type="float" office:value="922169">
            <text:p>922169</text:p>
          </table:table-cell>
          <table:table-cell office:value-type="float" office:value="1882770">
            <text:p>1882770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3802500">
            <text:p>3802500</text:p>
          </table:table-cell>
          <table:table-cell office:value-type="float" office:value="1900275">
            <text:p>1900275</text:p>
          </table:table-cell>
          <table:table-cell office:value-type="float" office:value="947693">
            <text:p>947693</text:p>
          </table:table-cell>
          <table:table-cell office:value-type="float" office:value="1902225">
            <text:p>1902225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3841600">
            <text:p>3841600</text:p>
          </table:table-cell>
          <table:table-cell office:value-type="float" office:value="1919820">
            <text:p>1919820</text:p>
          </table:table-cell>
          <table:table-cell office:value-type="float" office:value="916766">
            <text:p>916766</text:p>
          </table:table-cell>
          <table:table-cell office:value-type="float" office:value="1921780">
            <text:p>1921780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3880900">
            <text:p>3880900</text:p>
          </table:table-cell>
          <table:table-cell office:value-type="float" office:value="1939465">
            <text:p>1939465</text:p>
          </table:table-cell>
          <table:table-cell office:value-type="float" office:value="966811">
            <text:p>966811</text:p>
          </table:table-cell>
          <table:table-cell office:value-type="float" office:value="1941435">
            <text:p>1941435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3920400">
            <text:p>3920400</text:p>
          </table:table-cell>
          <table:table-cell office:value-type="float" office:value="1959210">
            <text:p>1959210</text:p>
          </table:table-cell>
          <table:table-cell office:value-type="float" office:value="994127">
            <text:p>994127</text:p>
          </table:table-cell>
          <table:table-cell office:value-type="float" office:value="1961190">
            <text:p>1961190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3960100">
            <text:p>3960100</text:p>
          </table:table-cell>
          <table:table-cell office:value-type="float" office:value="1979055">
            <text:p>1979055</text:p>
          </table:table-cell>
          <table:table-cell office:value-type="float" office:value="1013108">
            <text:p>1013108</text:p>
          </table:table-cell>
          <table:table-cell office:value-type="float" office:value="1981045">
            <text:p>198104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000000">
            <text:p>4000000</text:p>
          </table:table-cell>
          <table:table-cell office:value-type="float" office:value="1999000">
            <text:p>1999000</text:p>
          </table:table-cell>
          <table:table-cell office:value-type="float" office:value="1000948">
            <text:p>1000948</text:p>
          </table:table-cell>
          <table:table-cell office:value-type="float" office:value="2001000">
            <text:p>200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21T10:16:59</dc:date>
    <dc:creator>Ramit </dc:creator>
    <meta:document-statistic meta:table-count="1" meta:cell-count="1005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 draw:opacity="0%" draw:opacity-name=""/>
      <style:text-properties fo:color="#000000" fo:font-family="'Tlwg Typist'" style:font-style-name="Oblique" fo:font-size="10pt" fo:font-style="oblique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resolution="5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dash" draw:stroke-dash="Ultrafine_20_Dashed" svg:stroke-color="#b3b3b3" svg:stroke-opacity="55%" draw:fill="none" draw:fill-color="#e6e6e6" draw:opacity-name="ChartTransparencyGradient_20_1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7.74cm" svg:height="14.034cm" xlink:href=".." xlink:type="simple" chart:class="chart:line" chart:style-name="ch1">
        <chart:title svg:x="21.749cm" svg:y="0.416cm" chart:style-name="ch2">
          <text:p>Sorting comparisons</text:p>
        </chart:title>
        <chart:legend chart:legend-position="end" svg:x="43.433cm" svg:y="5.919cm" style:legend-expansion="high" chart:style-name="ch3"/>
        <chart:plot-area chart:style-name="ch4" table:cell-range-address="Sheet1.A1:Sheet1.E201" chart:data-source-has-labels="both" svg:x="1.965cm" svg:y="2.035cm" svg:width="39.56cm" svg:height="10.738cm">
          <chartooo:coordinate-region svg:x="3.512cm" svg:y="2.234cm" svg:width="37.831cm" svg:height="9.494cm"/>
          <chart:axis chart:dimension="x" chart:name="primary-x" chart:style-name="ch5" chartooo:axis-type="auto">
            <chartooo:date-scale/>
            <chart:title svg:x="20.881cm" svg:y="13.053cm" chart:style-name="ch6">
              <text:p>No of items</text:p>
            </chart:title>
            <chart:categories table:cell-range-address="Sheet1.A2:Sheet1.A201"/>
            <chart:grid chart:style-name="ch7" chart:class="major"/>
          </chart:axis>
          <chart:axis chart:dimension="y" chart:name="primary-y" chart:style-name="ch5">
            <chart:title svg:x="0.451cm" svg:y="8.811cm" chart:style-name="ch8">
              <text:p>No of comparisons</text:p>
            </chart:title>
            <chart:grid chart:style-name="ch7" chart:class="major"/>
          </chart:axis>
          <chart:series chart:style-name="ch9" chart:values-cell-range-address="Sheet1.B2:Sheet1.B201" chart:label-cell-address="Sheet1.B1:Sheet1.B1" chart:class="chart:line">
            <chart:data-point chart:repeated="200"/>
          </chart:series>
          <chart:series chart:style-name="ch10" chart:values-cell-range-address="Sheet1.C2:Sheet1.C201" chart:label-cell-address="Sheet1.C1:Sheet1.C1" chart:class="chart:line">
            <chart:data-point chart:repeated="200"/>
          </chart:series>
          <chart:series chart:style-name="ch11" chart:values-cell-range-address="Sheet1.E2:Sheet1.E201" chart:label-cell-address="Sheet1.D1:Sheet1.D1" chart:class="chart:line">
            <chart:data-point chart:repeated="200"/>
          </chart:series>
          <chart:series chart:style-name="ch12" chart:values-cell-range-address="Sheet1.D2:Sheet1.D201" chart:label-cell-address="Sheet1.E1:Sheet1.E1" chart:class="chart:line">
            <chart:data-point chart:repeated="2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	 n^2</text:p>
                <draw:g>
                  <svg:desc>Sheet1.B1:Sheet1.B1</svg:desc>
                </draw:g>
              </table:table-cell>
              <table:table-cell office:value-type="string">
                <text:p>Bubble Sort</text:p>
                <draw:g>
                  <svg:desc>Sheet1.C1:Sheet1.C1</svg:desc>
                </draw:g>
              </table:table-cell>
              <table:table-cell office:value-type="string">
                <text:p>Insertion Sort</text:p>
                <draw:g>
                  <svg:desc>Sheet1.D1:Sheet1.D1</svg:desc>
                </draw:g>
              </table:table-cell>
              <table:table-cell office:value-type="string">
                <text:p>Selection Sor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201</svg:desc>
                </draw:g>
              </table:table-cell>
              <table:table-cell office:value-type="float" office:value="100">
                <text:p>100</text:p>
                <draw:g>
                  <svg:desc>Sheet1.B2:Sheet1.B201</svg:desc>
                </draw:g>
              </table:table-cell>
              <table:table-cell office:value-type="float" office:value="45">
                <text:p>45</text:p>
                <draw:g>
                  <svg:desc>Sheet1.C2:Sheet1.C201</svg:desc>
                </draw:g>
              </table:table-cell>
              <table:table-cell office:value-type="float" office:value="55">
                <text:p>55</text:p>
                <draw:g>
                  <svg:desc>Sheet1.E2:Sheet1.E201</svg:desc>
                </draw:g>
              </table:table-cell>
              <table:table-cell office:value-type="float" office:value="30">
                <text:p>30</text:p>
                <draw:g>
                  <svg:desc>Sheet1.D2:Sheet1.D20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190">
                <text:p>190</text:p>
              </table:table-cell>
              <table:table-cell office:value-type="float" office:value="210">
                <text:p>2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00">
                <text:p>900</text:p>
              </table:table-cell>
              <table:table-cell office:value-type="float" office:value="435">
                <text:p>435</text:p>
              </table:table-cell>
              <table:table-cell office:value-type="float" office:value="465">
                <text:p>46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00">
                <text:p>1600</text:p>
              </table:table-cell>
              <table:table-cell office:value-type="float" office:value="780">
                <text:p>780</text:p>
              </table:table-cell>
              <table:table-cell office:value-type="float" office:value="820">
                <text:p>82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500">
                <text:p>2500</text:p>
              </table:table-cell>
              <table:table-cell office:value-type="float" office:value="1225">
                <text:p>1225</text:p>
              </table:table-cell>
              <table:table-cell office:value-type="float" office:value="1275">
                <text:p>1275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600">
                <text:p>3600</text:p>
              </table:table-cell>
              <table:table-cell office:value-type="float" office:value="1770">
                <text:p>1770</text:p>
              </table:table-cell>
              <table:table-cell office:value-type="float" office:value="1830">
                <text:p>1830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900">
                <text:p>4900</text:p>
              </table:table-cell>
              <table:table-cell office:value-type="float" office:value="2415">
                <text:p>2415</text:p>
              </table:table-cell>
              <table:table-cell office:value-type="float" office:value="2485">
                <text:p>2485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400">
                <text:p>6400</text:p>
              </table:table-cell>
              <table:table-cell office:value-type="float" office:value="3160">
                <text:p>3160</text:p>
              </table:table-cell>
              <table:table-cell office:value-type="float" office:value="3240">
                <text:p>3240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100">
                <text:p>8100</text:p>
              </table:table-cell>
              <table:table-cell office:value-type="float" office:value="4005">
                <text:p>4005</text:p>
              </table:table-cell>
              <table:table-cell office:value-type="float" office:value="4095">
                <text:p>4095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4950">
                <text:p>4950</text:p>
              </table:table-cell>
              <table:table-cell office:value-type="float" office:value="5050">
                <text:p>5050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2100">
                <text:p>12100</text:p>
              </table:table-cell>
              <table:table-cell office:value-type="float" office:value="5995">
                <text:p>5995</text:p>
              </table:table-cell>
              <table:table-cell office:value-type="float" office:value="6105">
                <text:p>6105</text:p>
              </table:table-cell>
              <table:table-cell office:value-type="float" office:value="3173">
                <text:p>317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400">
                <text:p>14400</text:p>
              </table:table-cell>
              <table:table-cell office:value-type="float" office:value="7140">
                <text:p>7140</text:p>
              </table:table-cell>
              <table:table-cell office:value-type="float" office:value="7260">
                <text:p>7260</text:p>
              </table:table-cell>
              <table:table-cell office:value-type="float" office:value="3758">
                <text:p>375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6900">
                <text:p>16900</text:p>
              </table:table-cell>
              <table:table-cell office:value-type="float" office:value="8385">
                <text:p>8385</text:p>
              </table:table-cell>
              <table:table-cell office:value-type="float" office:value="8515">
                <text:p>8515</text:p>
              </table:table-cell>
              <table:table-cell office:value-type="float" office:value="4452">
                <text:p>445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9600">
                <text:p>19600</text:p>
              </table:table-cell>
              <table:table-cell office:value-type="float" office:value="9730">
                <text:p>9730</text:p>
              </table:table-cell>
              <table:table-cell office:value-type="float" office:value="9870">
                <text:p>9870</text:p>
              </table:table-cell>
              <table:table-cell office:value-type="float" office:value="4988">
                <text:p>498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500">
                <text:p>22500</text:p>
              </table:table-cell>
              <table:table-cell office:value-type="float" office:value="11175">
                <text:p>11175</text:p>
              </table:table-cell>
              <table:table-cell office:value-type="float" office:value="11325">
                <text:p>11325</text:p>
              </table:table-cell>
              <table:table-cell office:value-type="float" office:value="5534">
                <text:p>553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5600">
                <text:p>25600</text:p>
              </table:table-cell>
              <table:table-cell office:value-type="float" office:value="12720">
                <text:p>12720</text:p>
              </table:table-cell>
              <table:table-cell office:value-type="float" office:value="12880">
                <text:p>12880</text:p>
              </table:table-cell>
              <table:table-cell office:value-type="float" office:value="6557">
                <text:p>655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8900">
                <text:p>28900</text:p>
              </table:table-cell>
              <table:table-cell office:value-type="float" office:value="14365">
                <text:p>14365</text:p>
              </table:table-cell>
              <table:table-cell office:value-type="float" office:value="14535">
                <text:p>14535</text:p>
              </table:table-cell>
              <table:table-cell office:value-type="float" office:value="6754">
                <text:p>675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2400">
                <text:p>32400</text:p>
              </table:table-cell>
              <table:table-cell office:value-type="float" office:value="16110">
                <text:p>16110</text:p>
              </table:table-cell>
              <table:table-cell office:value-type="float" office:value="16290">
                <text:p>16290</text:p>
              </table:table-cell>
              <table:table-cell office:value-type="float" office:value="8459">
                <text:p>845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6100">
                <text:p>36100</text:p>
              </table:table-cell>
              <table:table-cell office:value-type="float" office:value="17955">
                <text:p>17955</text:p>
              </table:table-cell>
              <table:table-cell office:value-type="float" office:value="18145">
                <text:p>18145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0000">
                <text:p>40000</text:p>
              </table:table-cell>
              <table:table-cell office:value-type="float" office:value="19900">
                <text:p>19900</text:p>
              </table:table-cell>
              <table:table-cell office:value-type="float" office:value="20100">
                <text:p>20100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4100">
                <text:p>44100</text:p>
              </table:table-cell>
              <table:table-cell office:value-type="float" office:value="21945">
                <text:p>21945</text:p>
              </table:table-cell>
              <table:table-cell office:value-type="float" office:value="22155">
                <text:p>22155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48400">
                <text:p>48400</text:p>
              </table:table-cell>
              <table:table-cell office:value-type="float" office:value="24090">
                <text:p>24090</text:p>
              </table:table-cell>
              <table:table-cell office:value-type="float" office:value="24310">
                <text:p>24310</text:p>
              </table:table-cell>
              <table:table-cell office:value-type="float" office:value="12662">
                <text:p>1266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52900">
                <text:p>52900</text:p>
              </table:table-cell>
              <table:table-cell office:value-type="float" office:value="26335">
                <text:p>26335</text:p>
              </table:table-cell>
              <table:table-cell office:value-type="float" office:value="26565">
                <text:p>26565</text:p>
              </table:table-cell>
              <table:table-cell office:value-type="float" office:value="13725">
                <text:p>137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7600">
                <text:p>57600</text:p>
              </table:table-cell>
              <table:table-cell office:value-type="float" office:value="28680">
                <text:p>28680</text:p>
              </table:table-cell>
              <table:table-cell office:value-type="float" office:value="28920">
                <text:p>28920</text:p>
              </table:table-cell>
              <table:table-cell office:value-type="float" office:value="15291">
                <text:p>1529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2500">
                <text:p>62500</text:p>
              </table:table-cell>
              <table:table-cell office:value-type="float" office:value="31125">
                <text:p>31125</text:p>
              </table:table-cell>
              <table:table-cell office:value-type="float" office:value="31375">
                <text:p>31375</text:p>
              </table:table-cell>
              <table:table-cell office:value-type="float" office:value="15490">
                <text:p>1549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7600">
                <text:p>67600</text:p>
              </table:table-cell>
              <table:table-cell office:value-type="float" office:value="33670">
                <text:p>33670</text:p>
              </table:table-cell>
              <table:table-cell office:value-type="float" office:value="33930">
                <text:p>33930</text:p>
              </table:table-cell>
              <table:table-cell office:value-type="float" office:value="15863">
                <text:p>1586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72900">
                <text:p>72900</text:p>
              </table:table-cell>
              <table:table-cell office:value-type="float" office:value="36315">
                <text:p>36315</text:p>
              </table:table-cell>
              <table:table-cell office:value-type="float" office:value="36585">
                <text:p>36585</text:p>
              </table:table-cell>
              <table:table-cell office:value-type="float" office:value="17867">
                <text:p>1786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78400">
                <text:p>78400</text:p>
              </table:table-cell>
              <table:table-cell office:value-type="float" office:value="39060">
                <text:p>39060</text:p>
              </table:table-cell>
              <table:table-cell office:value-type="float" office:value="39340">
                <text:p>39340</text:p>
              </table:table-cell>
              <table:table-cell office:value-type="float" office:value="18615">
                <text:p>1861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84100">
                <text:p>84100</text:p>
              </table:table-cell>
              <table:table-cell office:value-type="float" office:value="41905">
                <text:p>41905</text:p>
              </table:table-cell>
              <table:table-cell office:value-type="float" office:value="42195">
                <text:p>42195</text:p>
              </table:table-cell>
              <table:table-cell office:value-type="float" office:value="21384">
                <text:p>2138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0000">
                <text:p>90000</text:p>
              </table:table-cell>
              <table:table-cell office:value-type="float" office:value="44850">
                <text:p>44850</text:p>
              </table:table-cell>
              <table:table-cell office:value-type="float" office:value="45150">
                <text:p>45150</text:p>
              </table:table-cell>
              <table:table-cell office:value-type="float" office:value="21995">
                <text:p>2199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96100">
                <text:p>96100</text:p>
              </table:table-cell>
              <table:table-cell office:value-type="float" office:value="47895">
                <text:p>47895</text:p>
              </table:table-cell>
              <table:table-cell office:value-type="float" office:value="48205">
                <text:p>48205</text:p>
              </table:table-cell>
              <table:table-cell office:value-type="float" office:value="23400">
                <text:p>2340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02400">
                <text:p>102400</text:p>
              </table:table-cell>
              <table:table-cell office:value-type="float" office:value="51040">
                <text:p>51040</text:p>
              </table:table-cell>
              <table:table-cell office:value-type="float" office:value="51360">
                <text:p>51360</text:p>
              </table:table-cell>
              <table:table-cell office:value-type="float" office:value="25530">
                <text:p>2553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08900">
                <text:p>108900</text:p>
              </table:table-cell>
              <table:table-cell office:value-type="float" office:value="54285">
                <text:p>54285</text:p>
              </table:table-cell>
              <table:table-cell office:value-type="float" office:value="54615">
                <text:p>54615</text:p>
              </table:table-cell>
              <table:table-cell office:value-type="float" office:value="26385">
                <text:p>2638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15600">
                <text:p>115600</text:p>
              </table:table-cell>
              <table:table-cell office:value-type="float" office:value="57630">
                <text:p>57630</text:p>
              </table:table-cell>
              <table:table-cell office:value-type="float" office:value="57970">
                <text:p>57970</text:p>
              </table:table-cell>
              <table:table-cell office:value-type="float" office:value="29744">
                <text:p>2974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22500">
                <text:p>122500</text:p>
              </table:table-cell>
              <table:table-cell office:value-type="float" office:value="61075">
                <text:p>61075</text:p>
              </table:table-cell>
              <table:table-cell office:value-type="float" office:value="61425">
                <text:p>61425</text:p>
              </table:table-cell>
              <table:table-cell office:value-type="float" office:value="32123">
                <text:p>3212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29600">
                <text:p>129600</text:p>
              </table:table-cell>
              <table:table-cell office:value-type="float" office:value="64620">
                <text:p>64620</text:p>
              </table:table-cell>
              <table:table-cell office:value-type="float" office:value="64980">
                <text:p>64980</text:p>
              </table:table-cell>
              <table:table-cell office:value-type="float" office:value="34104">
                <text:p>3410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36900">
                <text:p>136900</text:p>
              </table:table-cell>
              <table:table-cell office:value-type="float" office:value="68265">
                <text:p>68265</text:p>
              </table:table-cell>
              <table:table-cell office:value-type="float" office:value="68635">
                <text:p>68635</text:p>
              </table:table-cell>
              <table:table-cell office:value-type="float" office:value="35102">
                <text:p>3510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44400">
                <text:p>144400</text:p>
              </table:table-cell>
              <table:table-cell office:value-type="float" office:value="72010">
                <text:p>72010</text:p>
              </table:table-cell>
              <table:table-cell office:value-type="float" office:value="72390">
                <text:p>72390</text:p>
              </table:table-cell>
              <table:table-cell office:value-type="float" office:value="33006">
                <text:p>3300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52100">
                <text:p>152100</text:p>
              </table:table-cell>
              <table:table-cell office:value-type="float" office:value="75855">
                <text:p>75855</text:p>
              </table:table-cell>
              <table:table-cell office:value-type="float" office:value="76245">
                <text:p>76245</text:p>
              </table:table-cell>
              <table:table-cell office:value-type="float" office:value="38952">
                <text:p>3895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60000">
                <text:p>160000</text:p>
              </table:table-cell>
              <table:table-cell office:value-type="float" office:value="79800">
                <text:p>79800</text:p>
              </table:table-cell>
              <table:table-cell office:value-type="float" office:value="80200">
                <text:p>80200</text:p>
              </table:table-cell>
              <table:table-cell office:value-type="float" office:value="39773">
                <text:p>39773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68100">
                <text:p>168100</text:p>
              </table:table-cell>
              <table:table-cell office:value-type="float" office:value="83845">
                <text:p>83845</text:p>
              </table:table-cell>
              <table:table-cell office:value-type="float" office:value="84255">
                <text:p>84255</text:p>
              </table:table-cell>
              <table:table-cell office:value-type="float" office:value="42974">
                <text:p>42974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76400">
                <text:p>176400</text:p>
              </table:table-cell>
              <table:table-cell office:value-type="float" office:value="87990">
                <text:p>87990</text:p>
              </table:table-cell>
              <table:table-cell office:value-type="float" office:value="88410">
                <text:p>88410</text:p>
              </table:table-cell>
              <table:table-cell office:value-type="float" office:value="42247">
                <text:p>42247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84900">
                <text:p>184900</text:p>
              </table:table-cell>
              <table:table-cell office:value-type="float" office:value="92235">
                <text:p>92235</text:p>
              </table:table-cell>
              <table:table-cell office:value-type="float" office:value="92665">
                <text:p>92665</text:p>
              </table:table-cell>
              <table:table-cell office:value-type="float" office:value="48678">
                <text:p>4867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93600">
                <text:p>193600</text:p>
              </table:table-cell>
              <table:table-cell office:value-type="float" office:value="96580">
                <text:p>96580</text:p>
              </table:table-cell>
              <table:table-cell office:value-type="float" office:value="97020">
                <text:p>97020</text:p>
              </table:table-cell>
              <table:table-cell office:value-type="float" office:value="50955">
                <text:p>5095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02500">
                <text:p>202500</text:p>
              </table:table-cell>
              <table:table-cell office:value-type="float" office:value="101025">
                <text:p>101025</text:p>
              </table:table-cell>
              <table:table-cell office:value-type="float" office:value="101475">
                <text:p>101475</text:p>
              </table:table-cell>
              <table:table-cell office:value-type="float" office:value="48260">
                <text:p>4826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11600">
                <text:p>211600</text:p>
              </table:table-cell>
              <table:table-cell office:value-type="float" office:value="105570">
                <text:p>105570</text:p>
              </table:table-cell>
              <table:table-cell office:value-type="float" office:value="106030">
                <text:p>106030</text:p>
              </table:table-cell>
              <table:table-cell office:value-type="float" office:value="53593">
                <text:p>53593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220900">
                <text:p>220900</text:p>
              </table:table-cell>
              <table:table-cell office:value-type="float" office:value="110215">
                <text:p>110215</text:p>
              </table:table-cell>
              <table:table-cell office:value-type="float" office:value="110685">
                <text:p>110685</text:p>
              </table:table-cell>
              <table:table-cell office:value-type="float" office:value="56337">
                <text:p>5633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30400">
                <text:p>230400</text:p>
              </table:table-cell>
              <table:table-cell office:value-type="float" office:value="114960">
                <text:p>114960</text:p>
              </table:table-cell>
              <table:table-cell office:value-type="float" office:value="115440">
                <text:p>115440</text:p>
              </table:table-cell>
              <table:table-cell office:value-type="float" office:value="58507">
                <text:p>58507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240100">
                <text:p>240100</text:p>
              </table:table-cell>
              <table:table-cell office:value-type="float" office:value="119805">
                <text:p>119805</text:p>
              </table:table-cell>
              <table:table-cell office:value-type="float" office:value="120295">
                <text:p>120295</text:p>
              </table:table-cell>
              <table:table-cell office:value-type="float" office:value="59411">
                <text:p>5941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50000">
                <text:p>250000</text:p>
              </table:table-cell>
              <table:table-cell office:value-type="float" office:value="124750">
                <text:p>124750</text:p>
              </table:table-cell>
              <table:table-cell office:value-type="float" office:value="125250">
                <text:p>125250</text:p>
              </table:table-cell>
              <table:table-cell office:value-type="float" office:value="61872">
                <text:p>61872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60100">
                <text:p>260100</text:p>
              </table:table-cell>
              <table:table-cell office:value-type="float" office:value="129795">
                <text:p>129795</text:p>
              </table:table-cell>
              <table:table-cell office:value-type="float" office:value="130305">
                <text:p>130305</text:p>
              </table:table-cell>
              <table:table-cell office:value-type="float" office:value="67062">
                <text:p>67062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70400">
                <text:p>270400</text:p>
              </table:table-cell>
              <table:table-cell office:value-type="float" office:value="134940">
                <text:p>134940</text:p>
              </table:table-cell>
              <table:table-cell office:value-type="float" office:value="135460">
                <text:p>135460</text:p>
              </table:table-cell>
              <table:table-cell office:value-type="float" office:value="66714">
                <text:p>66714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280900">
                <text:p>280900</text:p>
              </table:table-cell>
              <table:table-cell office:value-type="float" office:value="140185">
                <text:p>140185</text:p>
              </table:table-cell>
              <table:table-cell office:value-type="float" office:value="140715">
                <text:p>140715</text:p>
              </table:table-cell>
              <table:table-cell office:value-type="float" office:value="69947">
                <text:p>69947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91600">
                <text:p>291600</text:p>
              </table:table-cell>
              <table:table-cell office:value-type="float" office:value="145530">
                <text:p>145530</text:p>
              </table:table-cell>
              <table:table-cell office:value-type="float" office:value="146070">
                <text:p>146070</text:p>
              </table:table-cell>
              <table:table-cell office:value-type="float" office:value="73706">
                <text:p>7370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302500">
                <text:p>302500</text:p>
              </table:table-cell>
              <table:table-cell office:value-type="float" office:value="150975">
                <text:p>150975</text:p>
              </table:table-cell>
              <table:table-cell office:value-type="float" office:value="151525">
                <text:p>151525</text:p>
              </table:table-cell>
              <table:table-cell office:value-type="float" office:value="76646">
                <text:p>76646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313600">
                <text:p>313600</text:p>
              </table:table-cell>
              <table:table-cell office:value-type="float" office:value="156520">
                <text:p>156520</text:p>
              </table:table-cell>
              <table:table-cell office:value-type="float" office:value="157080">
                <text:p>157080</text:p>
              </table:table-cell>
              <table:table-cell office:value-type="float" office:value="76765">
                <text:p>76765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324900">
                <text:p>324900</text:p>
              </table:table-cell>
              <table:table-cell office:value-type="float" office:value="162165">
                <text:p>162165</text:p>
              </table:table-cell>
              <table:table-cell office:value-type="float" office:value="162735">
                <text:p>162735</text:p>
              </table:table-cell>
              <table:table-cell office:value-type="float" office:value="82884">
                <text:p>82884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336400">
                <text:p>336400</text:p>
              </table:table-cell>
              <table:table-cell office:value-type="float" office:value="167910">
                <text:p>167910</text:p>
              </table:table-cell>
              <table:table-cell office:value-type="float" office:value="168490">
                <text:p>168490</text:p>
              </table:table-cell>
              <table:table-cell office:value-type="float" office:value="84550">
                <text:p>8455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348100">
                <text:p>348100</text:p>
              </table:table-cell>
              <table:table-cell office:value-type="float" office:value="173755">
                <text:p>173755</text:p>
              </table:table-cell>
              <table:table-cell office:value-type="float" office:value="174345">
                <text:p>174345</text:p>
              </table:table-cell>
              <table:table-cell office:value-type="float" office:value="88198">
                <text:p>8819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60000">
                <text:p>360000</text:p>
              </table:table-cell>
              <table:table-cell office:value-type="float" office:value="179700">
                <text:p>179700</text:p>
              </table:table-cell>
              <table:table-cell office:value-type="float" office:value="180300">
                <text:p>180300</text:p>
              </table:table-cell>
              <table:table-cell office:value-type="float" office:value="86865">
                <text:p>86865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372100">
                <text:p>372100</text:p>
              </table:table-cell>
              <table:table-cell office:value-type="float" office:value="185745">
                <text:p>185745</text:p>
              </table:table-cell>
              <table:table-cell office:value-type="float" office:value="186355">
                <text:p>186355</text:p>
              </table:table-cell>
              <table:table-cell office:value-type="float" office:value="95167">
                <text:p>9516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384400">
                <text:p>384400</text:p>
              </table:table-cell>
              <table:table-cell office:value-type="float" office:value="191890">
                <text:p>191890</text:p>
              </table:table-cell>
              <table:table-cell office:value-type="float" office:value="192510">
                <text:p>192510</text:p>
              </table:table-cell>
              <table:table-cell office:value-type="float" office:value="97222">
                <text:p>97222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396900">
                <text:p>396900</text:p>
              </table:table-cell>
              <table:table-cell office:value-type="float" office:value="198135">
                <text:p>198135</text:p>
              </table:table-cell>
              <table:table-cell office:value-type="float" office:value="198765">
                <text:p>198765</text:p>
              </table:table-cell>
              <table:table-cell office:value-type="float" office:value="98698">
                <text:p>98698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409600">
                <text:p>409600</text:p>
              </table:table-cell>
              <table:table-cell office:value-type="float" office:value="204480">
                <text:p>204480</text:p>
              </table:table-cell>
              <table:table-cell office:value-type="float" office:value="205120">
                <text:p>205120</text:p>
              </table:table-cell>
              <table:table-cell office:value-type="float" office:value="102516">
                <text:p>10251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422500">
                <text:p>422500</text:p>
              </table:table-cell>
              <table:table-cell office:value-type="float" office:value="210925">
                <text:p>210925</text:p>
              </table:table-cell>
              <table:table-cell office:value-type="float" office:value="211575">
                <text:p>211575</text:p>
              </table:table-cell>
              <table:table-cell office:value-type="float" office:value="101870">
                <text:p>101870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435600">
                <text:p>435600</text:p>
              </table:table-cell>
              <table:table-cell office:value-type="float" office:value="217470">
                <text:p>217470</text:p>
              </table:table-cell>
              <table:table-cell office:value-type="float" office:value="218130">
                <text:p>218130</text:p>
              </table:table-cell>
              <table:table-cell office:value-type="float" office:value="108740">
                <text:p>10874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448900">
                <text:p>448900</text:p>
              </table:table-cell>
              <table:table-cell office:value-type="float" office:value="224115">
                <text:p>224115</text:p>
              </table:table-cell>
              <table:table-cell office:value-type="float" office:value="224785">
                <text:p>224785</text:p>
              </table:table-cell>
              <table:table-cell office:value-type="float" office:value="113951">
                <text:p>113951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462400">
                <text:p>462400</text:p>
              </table:table-cell>
              <table:table-cell office:value-type="float" office:value="230860">
                <text:p>230860</text:p>
              </table:table-cell>
              <table:table-cell office:value-type="float" office:value="231540">
                <text:p>231540</text:p>
              </table:table-cell>
              <table:table-cell office:value-type="float" office:value="116771">
                <text:p>116771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476100">
                <text:p>476100</text:p>
              </table:table-cell>
              <table:table-cell office:value-type="float" office:value="237705">
                <text:p>237705</text:p>
              </table:table-cell>
              <table:table-cell office:value-type="float" office:value="238395">
                <text:p>238395</text:p>
              </table:table-cell>
              <table:table-cell office:value-type="float" office:value="113644">
                <text:p>11364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90000">
                <text:p>490000</text:p>
              </table:table-cell>
              <table:table-cell office:value-type="float" office:value="244650">
                <text:p>244650</text:p>
              </table:table-cell>
              <table:table-cell office:value-type="float" office:value="245350">
                <text:p>245350</text:p>
              </table:table-cell>
              <table:table-cell office:value-type="float" office:value="119649">
                <text:p>119649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504100">
                <text:p>504100</text:p>
              </table:table-cell>
              <table:table-cell office:value-type="float" office:value="251695">
                <text:p>251695</text:p>
              </table:table-cell>
              <table:table-cell office:value-type="float" office:value="252405">
                <text:p>252405</text:p>
              </table:table-cell>
              <table:table-cell office:value-type="float" office:value="128505">
                <text:p>128505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518400">
                <text:p>518400</text:p>
              </table:table-cell>
              <table:table-cell office:value-type="float" office:value="258840">
                <text:p>258840</text:p>
              </table:table-cell>
              <table:table-cell office:value-type="float" office:value="259560">
                <text:p>259560</text:p>
              </table:table-cell>
              <table:table-cell office:value-type="float" office:value="126053">
                <text:p>126053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532900">
                <text:p>532900</text:p>
              </table:table-cell>
              <table:table-cell office:value-type="float" office:value="266085">
                <text:p>266085</text:p>
              </table:table-cell>
              <table:table-cell office:value-type="float" office:value="266815">
                <text:p>266815</text:p>
              </table:table-cell>
              <table:table-cell office:value-type="float" office:value="134735">
                <text:p>134735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547600">
                <text:p>547600</text:p>
              </table:table-cell>
              <table:table-cell office:value-type="float" office:value="273430">
                <text:p>273430</text:p>
              </table:table-cell>
              <table:table-cell office:value-type="float" office:value="274170">
                <text:p>274170</text:p>
              </table:table-cell>
              <table:table-cell office:value-type="float" office:value="135710">
                <text:p>13571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562500">
                <text:p>562500</text:p>
              </table:table-cell>
              <table:table-cell office:value-type="float" office:value="280875">
                <text:p>280875</text:p>
              </table:table-cell>
              <table:table-cell office:value-type="float" office:value="281625">
                <text:p>281625</text:p>
              </table:table-cell>
              <table:table-cell office:value-type="float" office:value="146142">
                <text:p>14614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577600">
                <text:p>577600</text:p>
              </table:table-cell>
              <table:table-cell office:value-type="float" office:value="288420">
                <text:p>288420</text:p>
              </table:table-cell>
              <table:table-cell office:value-type="float" office:value="289180">
                <text:p>289180</text:p>
              </table:table-cell>
              <table:table-cell office:value-type="float" office:value="137383">
                <text:p>137383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592900">
                <text:p>592900</text:p>
              </table:table-cell>
              <table:table-cell office:value-type="float" office:value="296065">
                <text:p>296065</text:p>
              </table:table-cell>
              <table:table-cell office:value-type="float" office:value="296835">
                <text:p>296835</text:p>
              </table:table-cell>
              <table:table-cell office:value-type="float" office:value="152465">
                <text:p>152465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608400">
                <text:p>608400</text:p>
              </table:table-cell>
              <table:table-cell office:value-type="float" office:value="303810">
                <text:p>303810</text:p>
              </table:table-cell>
              <table:table-cell office:value-type="float" office:value="304590">
                <text:p>304590</text:p>
              </table:table-cell>
              <table:table-cell office:value-type="float" office:value="156275">
                <text:p>156275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624100">
                <text:p>624100</text:p>
              </table:table-cell>
              <table:table-cell office:value-type="float" office:value="311655">
                <text:p>311655</text:p>
              </table:table-cell>
              <table:table-cell office:value-type="float" office:value="312445">
                <text:p>312445</text:p>
              </table:table-cell>
              <table:table-cell office:value-type="float" office:value="148401">
                <text:p>14840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40000">
                <text:p>640000</text:p>
              </table:table-cell>
              <table:table-cell office:value-type="float" office:value="319600">
                <text:p>319600</text:p>
              </table:table-cell>
              <table:table-cell office:value-type="float" office:value="320400">
                <text:p>320400</text:p>
              </table:table-cell>
              <table:table-cell office:value-type="float" office:value="160910">
                <text:p>16091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656100">
                <text:p>656100</text:p>
              </table:table-cell>
              <table:table-cell office:value-type="float" office:value="327645">
                <text:p>327645</text:p>
              </table:table-cell>
              <table:table-cell office:value-type="float" office:value="328455">
                <text:p>328455</text:p>
              </table:table-cell>
              <table:table-cell office:value-type="float" office:value="151641">
                <text:p>151641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672400">
                <text:p>672400</text:p>
              </table:table-cell>
              <table:table-cell office:value-type="float" office:value="335790">
                <text:p>335790</text:p>
              </table:table-cell>
              <table:table-cell office:value-type="float" office:value="336610">
                <text:p>336610</text:p>
              </table:table-cell>
              <table:table-cell office:value-type="float" office:value="170965">
                <text:p>170965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688900">
                <text:p>688900</text:p>
              </table:table-cell>
              <table:table-cell office:value-type="float" office:value="344035">
                <text:p>344035</text:p>
              </table:table-cell>
              <table:table-cell office:value-type="float" office:value="344865">
                <text:p>344865</text:p>
              </table:table-cell>
              <table:table-cell office:value-type="float" office:value="171792">
                <text:p>17179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705600">
                <text:p>705600</text:p>
              </table:table-cell>
              <table:table-cell office:value-type="float" office:value="352380">
                <text:p>352380</text:p>
              </table:table-cell>
              <table:table-cell office:value-type="float" office:value="353220">
                <text:p>353220</text:p>
              </table:table-cell>
              <table:table-cell office:value-type="float" office:value="180749">
                <text:p>180749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722500">
                <text:p>722500</text:p>
              </table:table-cell>
              <table:table-cell office:value-type="float" office:value="360825">
                <text:p>360825</text:p>
              </table:table-cell>
              <table:table-cell office:value-type="float" office:value="361675">
                <text:p>361675</text:p>
              </table:table-cell>
              <table:table-cell office:value-type="float" office:value="168327">
                <text:p>168327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739600">
                <text:p>739600</text:p>
              </table:table-cell>
              <table:table-cell office:value-type="float" office:value="369370">
                <text:p>369370</text:p>
              </table:table-cell>
              <table:table-cell office:value-type="float" office:value="370230">
                <text:p>370230</text:p>
              </table:table-cell>
              <table:table-cell office:value-type="float" office:value="183832">
                <text:p>183832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756900">
                <text:p>756900</text:p>
              </table:table-cell>
              <table:table-cell office:value-type="float" office:value="378015">
                <text:p>378015</text:p>
              </table:table-cell>
              <table:table-cell office:value-type="float" office:value="378885">
                <text:p>378885</text:p>
              </table:table-cell>
              <table:table-cell office:value-type="float" office:value="186960">
                <text:p>18696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774400">
                <text:p>774400</text:p>
              </table:table-cell>
              <table:table-cell office:value-type="float" office:value="386760">
                <text:p>386760</text:p>
              </table:table-cell>
              <table:table-cell office:value-type="float" office:value="387640">
                <text:p>387640</text:p>
              </table:table-cell>
              <table:table-cell office:value-type="float" office:value="196528">
                <text:p>196528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792100">
                <text:p>792100</text:p>
              </table:table-cell>
              <table:table-cell office:value-type="float" office:value="395605">
                <text:p>395605</text:p>
              </table:table-cell>
              <table:table-cell office:value-type="float" office:value="396495">
                <text:p>396495</text:p>
              </table:table-cell>
              <table:table-cell office:value-type="float" office:value="197867">
                <text:p>19786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810000">
                <text:p>810000</text:p>
              </table:table-cell>
              <table:table-cell office:value-type="float" office:value="404550">
                <text:p>404550</text:p>
              </table:table-cell>
              <table:table-cell office:value-type="float" office:value="405450">
                <text:p>405450</text:p>
              </table:table-cell>
              <table:table-cell office:value-type="float" office:value="205019">
                <text:p>205019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828100">
                <text:p>828100</text:p>
              </table:table-cell>
              <table:table-cell office:value-type="float" office:value="413595">
                <text:p>413595</text:p>
              </table:table-cell>
              <table:table-cell office:value-type="float" office:value="414505">
                <text:p>414505</text:p>
              </table:table-cell>
              <table:table-cell office:value-type="float" office:value="208872">
                <text:p>208872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846400">
                <text:p>846400</text:p>
              </table:table-cell>
              <table:table-cell office:value-type="float" office:value="422740">
                <text:p>422740</text:p>
              </table:table-cell>
              <table:table-cell office:value-type="float" office:value="423660">
                <text:p>423660</text:p>
              </table:table-cell>
              <table:table-cell office:value-type="float" office:value="212312">
                <text:p>212312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864900">
                <text:p>864900</text:p>
              </table:table-cell>
              <table:table-cell office:value-type="float" office:value="431985">
                <text:p>431985</text:p>
              </table:table-cell>
              <table:table-cell office:value-type="float" office:value="432915">
                <text:p>432915</text:p>
              </table:table-cell>
              <table:table-cell office:value-type="float" office:value="221339">
                <text:p>221339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883600">
                <text:p>883600</text:p>
              </table:table-cell>
              <table:table-cell office:value-type="float" office:value="441330">
                <text:p>441330</text:p>
              </table:table-cell>
              <table:table-cell office:value-type="float" office:value="442270">
                <text:p>442270</text:p>
              </table:table-cell>
              <table:table-cell office:value-type="float" office:value="216946">
                <text:p>21694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02500">
                <text:p>902500</text:p>
              </table:table-cell>
              <table:table-cell office:value-type="float" office:value="450775">
                <text:p>450775</text:p>
              </table:table-cell>
              <table:table-cell office:value-type="float" office:value="451725">
                <text:p>451725</text:p>
              </table:table-cell>
              <table:table-cell office:value-type="float" office:value="233110">
                <text:p>23311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21600">
                <text:p>921600</text:p>
              </table:table-cell>
              <table:table-cell office:value-type="float" office:value="460320">
                <text:p>460320</text:p>
              </table:table-cell>
              <table:table-cell office:value-type="float" office:value="461280">
                <text:p>461280</text:p>
              </table:table-cell>
              <table:table-cell office:value-type="float" office:value="228689">
                <text:p>228689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940900">
                <text:p>940900</text:p>
              </table:table-cell>
              <table:table-cell office:value-type="float" office:value="469965">
                <text:p>469965</text:p>
              </table:table-cell>
              <table:table-cell office:value-type="float" office:value="470935">
                <text:p>470935</text:p>
              </table:table-cell>
              <table:table-cell office:value-type="float" office:value="237561">
                <text:p>237561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960400">
                <text:p>960400</text:p>
              </table:table-cell>
              <table:table-cell office:value-type="float" office:value="479710">
                <text:p>479710</text:p>
              </table:table-cell>
              <table:table-cell office:value-type="float" office:value="480690">
                <text:p>480690</text:p>
              </table:table-cell>
              <table:table-cell office:value-type="float" office:value="235828">
                <text:p>235828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980100">
                <text:p>980100</text:p>
              </table:table-cell>
              <table:table-cell office:value-type="float" office:value="489555">
                <text:p>489555</text:p>
              </table:table-cell>
              <table:table-cell office:value-type="float" office:value="490545">
                <text:p>490545</text:p>
              </table:table-cell>
              <table:table-cell office:value-type="float" office:value="250321">
                <text:p>25032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000">
                <text:p>1000000</text:p>
              </table:table-cell>
              <table:table-cell office:value-type="float" office:value="499500">
                <text:p>499500</text:p>
              </table:table-cell>
              <table:table-cell office:value-type="float" office:value="500500">
                <text:p>500500</text:p>
              </table:table-cell>
              <table:table-cell office:value-type="float" office:value="242352">
                <text:p>242352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020100">
                <text:p>1020100</text:p>
              </table:table-cell>
              <table:table-cell office:value-type="float" office:value="509545">
                <text:p>509545</text:p>
              </table:table-cell>
              <table:table-cell office:value-type="float" office:value="510555">
                <text:p>510555</text:p>
              </table:table-cell>
              <table:table-cell office:value-type="float" office:value="261766">
                <text:p>261766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040400">
                <text:p>1040400</text:p>
              </table:table-cell>
              <table:table-cell office:value-type="float" office:value="519690">
                <text:p>519690</text:p>
              </table:table-cell>
              <table:table-cell office:value-type="float" office:value="520710">
                <text:p>520710</text:p>
              </table:table-cell>
              <table:table-cell office:value-type="float" office:value="253853">
                <text:p>253853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060900">
                <text:p>1060900</text:p>
              </table:table-cell>
              <table:table-cell office:value-type="float" office:value="529935">
                <text:p>529935</text:p>
              </table:table-cell>
              <table:table-cell office:value-type="float" office:value="530965">
                <text:p>530965</text:p>
              </table:table-cell>
              <table:table-cell office:value-type="float" office:value="264991">
                <text:p>264991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081600">
                <text:p>1081600</text:p>
              </table:table-cell>
              <table:table-cell office:value-type="float" office:value="540280">
                <text:p>540280</text:p>
              </table:table-cell>
              <table:table-cell office:value-type="float" office:value="541320">
                <text:p>541320</text:p>
              </table:table-cell>
              <table:table-cell office:value-type="float" office:value="261217">
                <text:p>261217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102500">
                <text:p>1102500</text:p>
              </table:table-cell>
              <table:table-cell office:value-type="float" office:value="550725">
                <text:p>550725</text:p>
              </table:table-cell>
              <table:table-cell office:value-type="float" office:value="551775">
                <text:p>551775</text:p>
              </table:table-cell>
              <table:table-cell office:value-type="float" office:value="277942">
                <text:p>277942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123600">
                <text:p>1123600</text:p>
              </table:table-cell>
              <table:table-cell office:value-type="float" office:value="561270">
                <text:p>561270</text:p>
              </table:table-cell>
              <table:table-cell office:value-type="float" office:value="562330">
                <text:p>562330</text:p>
              </table:table-cell>
              <table:table-cell office:value-type="float" office:value="281423">
                <text:p>281423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1144900">
                <text:p>1144900</text:p>
              </table:table-cell>
              <table:table-cell office:value-type="float" office:value="571915">
                <text:p>571915</text:p>
              </table:table-cell>
              <table:table-cell office:value-type="float" office:value="572985">
                <text:p>572985</text:p>
              </table:table-cell>
              <table:table-cell office:value-type="float" office:value="288962">
                <text:p>288962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166400">
                <text:p>1166400</text:p>
              </table:table-cell>
              <table:table-cell office:value-type="float" office:value="582660">
                <text:p>582660</text:p>
              </table:table-cell>
              <table:table-cell office:value-type="float" office:value="583740">
                <text:p>583740</text:p>
              </table:table-cell>
              <table:table-cell office:value-type="float" office:value="284381">
                <text:p>284381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1188100">
                <text:p>1188100</text:p>
              </table:table-cell>
              <table:table-cell office:value-type="float" office:value="593505">
                <text:p>593505</text:p>
              </table:table-cell>
              <table:table-cell office:value-type="float" office:value="594595">
                <text:p>594595</text:p>
              </table:table-cell>
              <table:table-cell office:value-type="float" office:value="295082">
                <text:p>29508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210000">
                <text:p>1210000</text:p>
              </table:table-cell>
              <table:table-cell office:value-type="float" office:value="604450">
                <text:p>604450</text:p>
              </table:table-cell>
              <table:table-cell office:value-type="float" office:value="605550">
                <text:p>605550</text:p>
              </table:table-cell>
              <table:table-cell office:value-type="float" office:value="300756">
                <text:p>300756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1232100">
                <text:p>1232100</text:p>
              </table:table-cell>
              <table:table-cell office:value-type="float" office:value="615495">
                <text:p>615495</text:p>
              </table:table-cell>
              <table:table-cell office:value-type="float" office:value="616605">
                <text:p>616605</text:p>
              </table:table-cell>
              <table:table-cell office:value-type="float" office:value="303335">
                <text:p>303335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254400">
                <text:p>1254400</text:p>
              </table:table-cell>
              <table:table-cell office:value-type="float" office:value="626640">
                <text:p>626640</text:p>
              </table:table-cell>
              <table:table-cell office:value-type="float" office:value="627760">
                <text:p>627760</text:p>
              </table:table-cell>
              <table:table-cell office:value-type="float" office:value="307219">
                <text:p>307219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1276900">
                <text:p>1276900</text:p>
              </table:table-cell>
              <table:table-cell office:value-type="float" office:value="637885">
                <text:p>637885</text:p>
              </table:table-cell>
              <table:table-cell office:value-type="float" office:value="639015">
                <text:p>639015</text:p>
              </table:table-cell>
              <table:table-cell office:value-type="float" office:value="323232">
                <text:p>323232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1299600">
                <text:p>1299600</text:p>
              </table:table-cell>
              <table:table-cell office:value-type="float" office:value="649230">
                <text:p>649230</text:p>
              </table:table-cell>
              <table:table-cell office:value-type="float" office:value="650370">
                <text:p>650370</text:p>
              </table:table-cell>
              <table:table-cell office:value-type="float" office:value="324997">
                <text:p>324997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322500">
                <text:p>1322500</text:p>
              </table:table-cell>
              <table:table-cell office:value-type="float" office:value="660675">
                <text:p>660675</text:p>
              </table:table-cell>
              <table:table-cell office:value-type="float" office:value="661825">
                <text:p>661825</text:p>
              </table:table-cell>
              <table:table-cell office:value-type="float" office:value="331729">
                <text:p>331729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345600">
                <text:p>1345600</text:p>
              </table:table-cell>
              <table:table-cell office:value-type="float" office:value="672220">
                <text:p>672220</text:p>
              </table:table-cell>
              <table:table-cell office:value-type="float" office:value="673380">
                <text:p>673380</text:p>
              </table:table-cell>
              <table:table-cell office:value-type="float" office:value="342565">
                <text:p>342565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1368900">
                <text:p>1368900</text:p>
              </table:table-cell>
              <table:table-cell office:value-type="float" office:value="683865">
                <text:p>683865</text:p>
              </table:table-cell>
              <table:table-cell office:value-type="float" office:value="685035">
                <text:p>685035</text:p>
              </table:table-cell>
              <table:table-cell office:value-type="float" office:value="328654">
                <text:p>328654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392400">
                <text:p>1392400</text:p>
              </table:table-cell>
              <table:table-cell office:value-type="float" office:value="695610">
                <text:p>695610</text:p>
              </table:table-cell>
              <table:table-cell office:value-type="float" office:value="696790">
                <text:p>696790</text:p>
              </table:table-cell>
              <table:table-cell office:value-type="float" office:value="345956">
                <text:p>345956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1416100">
                <text:p>1416100</text:p>
              </table:table-cell>
              <table:table-cell office:value-type="float" office:value="707455">
                <text:p>707455</text:p>
              </table:table-cell>
              <table:table-cell office:value-type="float" office:value="708645">
                <text:p>708645</text:p>
              </table:table-cell>
              <table:table-cell office:value-type="float" office:value="354263">
                <text:p>35426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440000">
                <text:p>1440000</text:p>
              </table:table-cell>
              <table:table-cell office:value-type="float" office:value="719400">
                <text:p>719400</text:p>
              </table:table-cell>
              <table:table-cell office:value-type="float" office:value="720600">
                <text:p>720600</text:p>
              </table:table-cell>
              <table:table-cell office:value-type="float" office:value="361773">
                <text:p>361773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1464100">
                <text:p>1464100</text:p>
              </table:table-cell>
              <table:table-cell office:value-type="float" office:value="731445">
                <text:p>731445</text:p>
              </table:table-cell>
              <table:table-cell office:value-type="float" office:value="732655">
                <text:p>732655</text:p>
              </table:table-cell>
              <table:table-cell office:value-type="float" office:value="356710">
                <text:p>356710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1488400">
                <text:p>1488400</text:p>
              </table:table-cell>
              <table:table-cell office:value-type="float" office:value="743590">
                <text:p>743590</text:p>
              </table:table-cell>
              <table:table-cell office:value-type="float" office:value="744810">
                <text:p>744810</text:p>
              </table:table-cell>
              <table:table-cell office:value-type="float" office:value="367071">
                <text:p>367071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1512900">
                <text:p>1512900</text:p>
              </table:table-cell>
              <table:table-cell office:value-type="float" office:value="755835">
                <text:p>755835</text:p>
              </table:table-cell>
              <table:table-cell office:value-type="float" office:value="757065">
                <text:p>757065</text:p>
              </table:table-cell>
              <table:table-cell office:value-type="float" office:value="368459">
                <text:p>368459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1537600">
                <text:p>1537600</text:p>
              </table:table-cell>
              <table:table-cell office:value-type="float" office:value="768180">
                <text:p>768180</text:p>
              </table:table-cell>
              <table:table-cell office:value-type="float" office:value="769420">
                <text:p>769420</text:p>
              </table:table-cell>
              <table:table-cell office:value-type="float" office:value="390652">
                <text:p>390652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562500">
                <text:p>1562500</text:p>
              </table:table-cell>
              <table:table-cell office:value-type="float" office:value="780625">
                <text:p>780625</text:p>
              </table:table-cell>
              <table:table-cell office:value-type="float" office:value="781875">
                <text:p>781875</text:p>
              </table:table-cell>
              <table:table-cell office:value-type="float" office:value="386944">
                <text:p>386944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1587600">
                <text:p>1587600</text:p>
              </table:table-cell>
              <table:table-cell office:value-type="float" office:value="793170">
                <text:p>793170</text:p>
              </table:table-cell>
              <table:table-cell office:value-type="float" office:value="794430">
                <text:p>794430</text:p>
              </table:table-cell>
              <table:table-cell office:value-type="float" office:value="388011">
                <text:p>388011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1612900">
                <text:p>1612900</text:p>
              </table:table-cell>
              <table:table-cell office:value-type="float" office:value="805815">
                <text:p>805815</text:p>
              </table:table-cell>
              <table:table-cell office:value-type="float" office:value="807085">
                <text:p>807085</text:p>
              </table:table-cell>
              <table:table-cell office:value-type="float" office:value="396697">
                <text:p>396697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638400">
                <text:p>1638400</text:p>
              </table:table-cell>
              <table:table-cell office:value-type="float" office:value="818560">
                <text:p>818560</text:p>
              </table:table-cell>
              <table:table-cell office:value-type="float" office:value="819840">
                <text:p>819840</text:p>
              </table:table-cell>
              <table:table-cell office:value-type="float" office:value="404885">
                <text:p>404885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1664100">
                <text:p>1664100</text:p>
              </table:table-cell>
              <table:table-cell office:value-type="float" office:value="831405">
                <text:p>831405</text:p>
              </table:table-cell>
              <table:table-cell office:value-type="float" office:value="832695">
                <text:p>832695</text:p>
              </table:table-cell>
              <table:table-cell office:value-type="float" office:value="417675">
                <text:p>41767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690000">
                <text:p>1690000</text:p>
              </table:table-cell>
              <table:table-cell office:value-type="float" office:value="844350">
                <text:p>844350</text:p>
              </table:table-cell>
              <table:table-cell office:value-type="float" office:value="845650">
                <text:p>845650</text:p>
              </table:table-cell>
              <table:table-cell office:value-type="float" office:value="432060">
                <text:p>432060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1716100">
                <text:p>1716100</text:p>
              </table:table-cell>
              <table:table-cell office:value-type="float" office:value="857395">
                <text:p>857395</text:p>
              </table:table-cell>
              <table:table-cell office:value-type="float" office:value="858705">
                <text:p>858705</text:p>
              </table:table-cell>
              <table:table-cell office:value-type="float" office:value="428563">
                <text:p>428563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1742400">
                <text:p>1742400</text:p>
              </table:table-cell>
              <table:table-cell office:value-type="float" office:value="870540">
                <text:p>870540</text:p>
              </table:table-cell>
              <table:table-cell office:value-type="float" office:value="871860">
                <text:p>871860</text:p>
              </table:table-cell>
              <table:table-cell office:value-type="float" office:value="423753">
                <text:p>423753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1768900">
                <text:p>1768900</text:p>
              </table:table-cell>
              <table:table-cell office:value-type="float" office:value="883785">
                <text:p>883785</text:p>
              </table:table-cell>
              <table:table-cell office:value-type="float" office:value="885115">
                <text:p>885115</text:p>
              </table:table-cell>
              <table:table-cell office:value-type="float" office:value="441164">
                <text:p>441164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1795600">
                <text:p>1795600</text:p>
              </table:table-cell>
              <table:table-cell office:value-type="float" office:value="897130">
                <text:p>897130</text:p>
              </table:table-cell>
              <table:table-cell office:value-type="float" office:value="898470">
                <text:p>898470</text:p>
              </table:table-cell>
              <table:table-cell office:value-type="float" office:value="445455">
                <text:p>445455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822500">
                <text:p>1822500</text:p>
              </table:table-cell>
              <table:table-cell office:value-type="float" office:value="910575">
                <text:p>910575</text:p>
              </table:table-cell>
              <table:table-cell office:value-type="float" office:value="911925">
                <text:p>911925</text:p>
              </table:table-cell>
              <table:table-cell office:value-type="float" office:value="457582">
                <text:p>457582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1849600">
                <text:p>1849600</text:p>
              </table:table-cell>
              <table:table-cell office:value-type="float" office:value="924120">
                <text:p>924120</text:p>
              </table:table-cell>
              <table:table-cell office:value-type="float" office:value="925480">
                <text:p>925480</text:p>
              </table:table-cell>
              <table:table-cell office:value-type="float" office:value="464958">
                <text:p>464958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1876900">
                <text:p>1876900</text:p>
              </table:table-cell>
              <table:table-cell office:value-type="float" office:value="937765">
                <text:p>937765</text:p>
              </table:table-cell>
              <table:table-cell office:value-type="float" office:value="939135">
                <text:p>939135</text:p>
              </table:table-cell>
              <table:table-cell office:value-type="float" office:value="465865">
                <text:p>465865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1904400">
                <text:p>1904400</text:p>
              </table:table-cell>
              <table:table-cell office:value-type="float" office:value="951510">
                <text:p>951510</text:p>
              </table:table-cell>
              <table:table-cell office:value-type="float" office:value="952890">
                <text:p>952890</text:p>
              </table:table-cell>
              <table:table-cell office:value-type="float" office:value="467068">
                <text:p>467068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1932100">
                <text:p>1932100</text:p>
              </table:table-cell>
              <table:table-cell office:value-type="float" office:value="965355">
                <text:p>965355</text:p>
              </table:table-cell>
              <table:table-cell office:value-type="float" office:value="966745">
                <text:p>966745</text:p>
              </table:table-cell>
              <table:table-cell office:value-type="float" office:value="479079">
                <text:p>47907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960000">
                <text:p>1960000</text:p>
              </table:table-cell>
              <table:table-cell office:value-type="float" office:value="979300">
                <text:p>979300</text:p>
              </table:table-cell>
              <table:table-cell office:value-type="float" office:value="980700">
                <text:p>980700</text:p>
              </table:table-cell>
              <table:table-cell office:value-type="float" office:value="485191">
                <text:p>485191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1988100">
                <text:p>1988100</text:p>
              </table:table-cell>
              <table:table-cell office:value-type="float" office:value="993345">
                <text:p>993345</text:p>
              </table:table-cell>
              <table:table-cell office:value-type="float" office:value="994755">
                <text:p>994755</text:p>
              </table:table-cell>
              <table:table-cell office:value-type="float" office:value="504343">
                <text:p>504343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2016400">
                <text:p>2016400</text:p>
              </table:table-cell>
              <table:table-cell office:value-type="float" office:value="1007490">
                <text:p>1007490</text:p>
              </table:table-cell>
              <table:table-cell office:value-type="float" office:value="1008910">
                <text:p>1008910</text:p>
              </table:table-cell>
              <table:table-cell office:value-type="float" office:value="495095">
                <text:p>495095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2044900">
                <text:p>2044900</text:p>
              </table:table-cell>
              <table:table-cell office:value-type="float" office:value="1021735">
                <text:p>1021735</text:p>
              </table:table-cell>
              <table:table-cell office:value-type="float" office:value="1023165">
                <text:p>1023165</text:p>
              </table:table-cell>
              <table:table-cell office:value-type="float" office:value="503313">
                <text:p>503313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2073600">
                <text:p>2073600</text:p>
              </table:table-cell>
              <table:table-cell office:value-type="float" office:value="1036080">
                <text:p>1036080</text:p>
              </table:table-cell>
              <table:table-cell office:value-type="float" office:value="1037520">
                <text:p>1037520</text:p>
              </table:table-cell>
              <table:table-cell office:value-type="float" office:value="527326">
                <text:p>527326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2102500">
                <text:p>2102500</text:p>
              </table:table-cell>
              <table:table-cell office:value-type="float" office:value="1050525">
                <text:p>1050525</text:p>
              </table:table-cell>
              <table:table-cell office:value-type="float" office:value="1051975">
                <text:p>1051975</text:p>
              </table:table-cell>
              <table:table-cell office:value-type="float" office:value="526804">
                <text:p>526804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2131600">
                <text:p>2131600</text:p>
              </table:table-cell>
              <table:table-cell office:value-type="float" office:value="1065070">
                <text:p>1065070</text:p>
              </table:table-cell>
              <table:table-cell office:value-type="float" office:value="1066530">
                <text:p>1066530</text:p>
              </table:table-cell>
              <table:table-cell office:value-type="float" office:value="537339">
                <text:p>537339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2160900">
                <text:p>2160900</text:p>
              </table:table-cell>
              <table:table-cell office:value-type="float" office:value="1079715">
                <text:p>1079715</text:p>
              </table:table-cell>
              <table:table-cell office:value-type="float" office:value="1081185">
                <text:p>1081185</text:p>
              </table:table-cell>
              <table:table-cell office:value-type="float" office:value="524972">
                <text:p>524972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2190400">
                <text:p>2190400</text:p>
              </table:table-cell>
              <table:table-cell office:value-type="float" office:value="1094460">
                <text:p>1094460</text:p>
              </table:table-cell>
              <table:table-cell office:value-type="float" office:value="1095940">
                <text:p>1095940</text:p>
              </table:table-cell>
              <table:table-cell office:value-type="float" office:value="555553">
                <text:p>555553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2220100">
                <text:p>2220100</text:p>
              </table:table-cell>
              <table:table-cell office:value-type="float" office:value="1109305">
                <text:p>1109305</text:p>
              </table:table-cell>
              <table:table-cell office:value-type="float" office:value="1110795">
                <text:p>1110795</text:p>
              </table:table-cell>
              <table:table-cell office:value-type="float" office:value="540074">
                <text:p>54007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250000">
                <text:p>2250000</text:p>
              </table:table-cell>
              <table:table-cell office:value-type="float" office:value="1124250">
                <text:p>1124250</text:p>
              </table:table-cell>
              <table:table-cell office:value-type="float" office:value="1125750">
                <text:p>1125750</text:p>
              </table:table-cell>
              <table:table-cell office:value-type="float" office:value="573515">
                <text:p>573515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2280100">
                <text:p>2280100</text:p>
              </table:table-cell>
              <table:table-cell office:value-type="float" office:value="1139295">
                <text:p>1139295</text:p>
              </table:table-cell>
              <table:table-cell office:value-type="float" office:value="1140805">
                <text:p>1140805</text:p>
              </table:table-cell>
              <table:table-cell office:value-type="float" office:value="572471">
                <text:p>572471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2310400">
                <text:p>2310400</text:p>
              </table:table-cell>
              <table:table-cell office:value-type="float" office:value="1154440">
                <text:p>1154440</text:p>
              </table:table-cell>
              <table:table-cell office:value-type="float" office:value="1155960">
                <text:p>1155960</text:p>
              </table:table-cell>
              <table:table-cell office:value-type="float" office:value="570526">
                <text:p>570526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2340900">
                <text:p>2340900</text:p>
              </table:table-cell>
              <table:table-cell office:value-type="float" office:value="1169685">
                <text:p>1169685</text:p>
              </table:table-cell>
              <table:table-cell office:value-type="float" office:value="1171215">
                <text:p>1171215</text:p>
              </table:table-cell>
              <table:table-cell office:value-type="float" office:value="590498">
                <text:p>590498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2371600">
                <text:p>2371600</text:p>
              </table:table-cell>
              <table:table-cell office:value-type="float" office:value="1185030">
                <text:p>1185030</text:p>
              </table:table-cell>
              <table:table-cell office:value-type="float" office:value="1186570">
                <text:p>1186570</text:p>
              </table:table-cell>
              <table:table-cell office:value-type="float" office:value="591574">
                <text:p>591574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2402500">
                <text:p>2402500</text:p>
              </table:table-cell>
              <table:table-cell office:value-type="float" office:value="1200475">
                <text:p>1200475</text:p>
              </table:table-cell>
              <table:table-cell office:value-type="float" office:value="1202025">
                <text:p>1202025</text:p>
              </table:table-cell>
              <table:table-cell office:value-type="float" office:value="596080">
                <text:p>596080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2433600">
                <text:p>2433600</text:p>
              </table:table-cell>
              <table:table-cell office:value-type="float" office:value="1216020">
                <text:p>1216020</text:p>
              </table:table-cell>
              <table:table-cell office:value-type="float" office:value="1217580">
                <text:p>1217580</text:p>
              </table:table-cell>
              <table:table-cell office:value-type="float" office:value="597060">
                <text:p>597060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2464900">
                <text:p>2464900</text:p>
              </table:table-cell>
              <table:table-cell office:value-type="float" office:value="1231665">
                <text:p>1231665</text:p>
              </table:table-cell>
              <table:table-cell office:value-type="float" office:value="1233235">
                <text:p>1233235</text:p>
              </table:table-cell>
              <table:table-cell office:value-type="float" office:value="627344">
                <text:p>627344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2496400">
                <text:p>2496400</text:p>
              </table:table-cell>
              <table:table-cell office:value-type="float" office:value="1247410">
                <text:p>1247410</text:p>
              </table:table-cell>
              <table:table-cell office:value-type="float" office:value="1248990">
                <text:p>1248990</text:p>
              </table:table-cell>
              <table:table-cell office:value-type="float" office:value="640643">
                <text:p>640643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2528100">
                <text:p>2528100</text:p>
              </table:table-cell>
              <table:table-cell office:value-type="float" office:value="1263255">
                <text:p>1263255</text:p>
              </table:table-cell>
              <table:table-cell office:value-type="float" office:value="1264845">
                <text:p>1264845</text:p>
              </table:table-cell>
              <table:table-cell office:value-type="float" office:value="639935">
                <text:p>63993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2560000">
                <text:p>2560000</text:p>
              </table:table-cell>
              <table:table-cell office:value-type="float" office:value="1279200">
                <text:p>1279200</text:p>
              </table:table-cell>
              <table:table-cell office:value-type="float" office:value="1280800">
                <text:p>1280800</text:p>
              </table:table-cell>
              <table:table-cell office:value-type="float" office:value="659121">
                <text:p>659121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2592100">
                <text:p>2592100</text:p>
              </table:table-cell>
              <table:table-cell office:value-type="float" office:value="1295245">
                <text:p>1295245</text:p>
              </table:table-cell>
              <table:table-cell office:value-type="float" office:value="1296855">
                <text:p>1296855</text:p>
              </table:table-cell>
              <table:table-cell office:value-type="float" office:value="629486">
                <text:p>629486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2624400">
                <text:p>2624400</text:p>
              </table:table-cell>
              <table:table-cell office:value-type="float" office:value="1311390">
                <text:p>1311390</text:p>
              </table:table-cell>
              <table:table-cell office:value-type="float" office:value="1313010">
                <text:p>1313010</text:p>
              </table:table-cell>
              <table:table-cell office:value-type="float" office:value="654713">
                <text:p>654713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2656900">
                <text:p>2656900</text:p>
              </table:table-cell>
              <table:table-cell office:value-type="float" office:value="1327635">
                <text:p>1327635</text:p>
              </table:table-cell>
              <table:table-cell office:value-type="float" office:value="1329265">
                <text:p>1329265</text:p>
              </table:table-cell>
              <table:table-cell office:value-type="float" office:value="666230">
                <text:p>666230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2689600">
                <text:p>2689600</text:p>
              </table:table-cell>
              <table:table-cell office:value-type="float" office:value="1343980">
                <text:p>1343980</text:p>
              </table:table-cell>
              <table:table-cell office:value-type="float" office:value="1345620">
                <text:p>1345620</text:p>
              </table:table-cell>
              <table:table-cell office:value-type="float" office:value="674867">
                <text:p>674867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2722500">
                <text:p>2722500</text:p>
              </table:table-cell>
              <table:table-cell office:value-type="float" office:value="1360425">
                <text:p>1360425</text:p>
              </table:table-cell>
              <table:table-cell office:value-type="float" office:value="1362075">
                <text:p>1362075</text:p>
              </table:table-cell>
              <table:table-cell office:value-type="float" office:value="679176">
                <text:p>679176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2755600">
                <text:p>2755600</text:p>
              </table:table-cell>
              <table:table-cell office:value-type="float" office:value="1376970">
                <text:p>1376970</text:p>
              </table:table-cell>
              <table:table-cell office:value-type="float" office:value="1378630">
                <text:p>1378630</text:p>
              </table:table-cell>
              <table:table-cell office:value-type="float" office:value="679544">
                <text:p>679544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2788900">
                <text:p>2788900</text:p>
              </table:table-cell>
              <table:table-cell office:value-type="float" office:value="1393615">
                <text:p>1393615</text:p>
              </table:table-cell>
              <table:table-cell office:value-type="float" office:value="1395285">
                <text:p>1395285</text:p>
              </table:table-cell>
              <table:table-cell office:value-type="float" office:value="691994">
                <text:p>691994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2822400">
                <text:p>2822400</text:p>
              </table:table-cell>
              <table:table-cell office:value-type="float" office:value="1410360">
                <text:p>1410360</text:p>
              </table:table-cell>
              <table:table-cell office:value-type="float" office:value="1412040">
                <text:p>1412040</text:p>
              </table:table-cell>
              <table:table-cell office:value-type="float" office:value="709223">
                <text:p>709223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2856100">
                <text:p>2856100</text:p>
              </table:table-cell>
              <table:table-cell office:value-type="float" office:value="1427205">
                <text:p>1427205</text:p>
              </table:table-cell>
              <table:table-cell office:value-type="float" office:value="1428895">
                <text:p>1428895</text:p>
              </table:table-cell>
              <table:table-cell office:value-type="float" office:value="692516">
                <text:p>69251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2890000">
                <text:p>2890000</text:p>
              </table:table-cell>
              <table:table-cell office:value-type="float" office:value="1444150">
                <text:p>1444150</text:p>
              </table:table-cell>
              <table:table-cell office:value-type="float" office:value="1445850">
                <text:p>1445850</text:p>
              </table:table-cell>
              <table:table-cell office:value-type="float" office:value="728322">
                <text:p>728322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2924100">
                <text:p>2924100</text:p>
              </table:table-cell>
              <table:table-cell office:value-type="float" office:value="1461195">
                <text:p>1461195</text:p>
              </table:table-cell>
              <table:table-cell office:value-type="float" office:value="1462905">
                <text:p>1462905</text:p>
              </table:table-cell>
              <table:table-cell office:value-type="float" office:value="724130">
                <text:p>724130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2958400">
                <text:p>2958400</text:p>
              </table:table-cell>
              <table:table-cell office:value-type="float" office:value="1478340">
                <text:p>1478340</text:p>
              </table:table-cell>
              <table:table-cell office:value-type="float" office:value="1480060">
                <text:p>1480060</text:p>
              </table:table-cell>
              <table:table-cell office:value-type="float" office:value="750082">
                <text:p>750082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2992900">
                <text:p>2992900</text:p>
              </table:table-cell>
              <table:table-cell office:value-type="float" office:value="1495585">
                <text:p>1495585</text:p>
              </table:table-cell>
              <table:table-cell office:value-type="float" office:value="1497315">
                <text:p>1497315</text:p>
              </table:table-cell>
              <table:table-cell office:value-type="float" office:value="736111">
                <text:p>736111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3027600">
                <text:p>3027600</text:p>
              </table:table-cell>
              <table:table-cell office:value-type="float" office:value="1512930">
                <text:p>1512930</text:p>
              </table:table-cell>
              <table:table-cell office:value-type="float" office:value="1514670">
                <text:p>1514670</text:p>
              </table:table-cell>
              <table:table-cell office:value-type="float" office:value="765733">
                <text:p>765733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3062500">
                <text:p>3062500</text:p>
              </table:table-cell>
              <table:table-cell office:value-type="float" office:value="1530375">
                <text:p>1530375</text:p>
              </table:table-cell>
              <table:table-cell office:value-type="float" office:value="1532125">
                <text:p>1532125</text:p>
              </table:table-cell>
              <table:table-cell office:value-type="float" office:value="774461">
                <text:p>774461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3097600">
                <text:p>3097600</text:p>
              </table:table-cell>
              <table:table-cell office:value-type="float" office:value="1547920">
                <text:p>1547920</text:p>
              </table:table-cell>
              <table:table-cell office:value-type="float" office:value="1549680">
                <text:p>1549680</text:p>
              </table:table-cell>
              <table:table-cell office:value-type="float" office:value="782140">
                <text:p>782140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3132900">
                <text:p>3132900</text:p>
              </table:table-cell>
              <table:table-cell office:value-type="float" office:value="1565565">
                <text:p>1565565</text:p>
              </table:table-cell>
              <table:table-cell office:value-type="float" office:value="1567335">
                <text:p>1567335</text:p>
              </table:table-cell>
              <table:table-cell office:value-type="float" office:value="785829">
                <text:p>785829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3168400">
                <text:p>3168400</text:p>
              </table:table-cell>
              <table:table-cell office:value-type="float" office:value="1583310">
                <text:p>1583310</text:p>
              </table:table-cell>
              <table:table-cell office:value-type="float" office:value="1585090">
                <text:p>1585090</text:p>
              </table:table-cell>
              <table:table-cell office:value-type="float" office:value="787588">
                <text:p>787588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3204100">
                <text:p>3204100</text:p>
              </table:table-cell>
              <table:table-cell office:value-type="float" office:value="1601155">
                <text:p>1601155</text:p>
              </table:table-cell>
              <table:table-cell office:value-type="float" office:value="1602945">
                <text:p>1602945</text:p>
              </table:table-cell>
              <table:table-cell office:value-type="float" office:value="811045">
                <text:p>81104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240000">
                <text:p>3240000</text:p>
              </table:table-cell>
              <table:table-cell office:value-type="float" office:value="1619100">
                <text:p>1619100</text:p>
              </table:table-cell>
              <table:table-cell office:value-type="float" office:value="1620900">
                <text:p>1620900</text:p>
              </table:table-cell>
              <table:table-cell office:value-type="float" office:value="809158">
                <text:p>809158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3276100">
                <text:p>3276100</text:p>
              </table:table-cell>
              <table:table-cell office:value-type="float" office:value="1637145">
                <text:p>1637145</text:p>
              </table:table-cell>
              <table:table-cell office:value-type="float" office:value="1638955">
                <text:p>1638955</text:p>
              </table:table-cell>
              <table:table-cell office:value-type="float" office:value="801629">
                <text:p>801629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3312400">
                <text:p>3312400</text:p>
              </table:table-cell>
              <table:table-cell office:value-type="float" office:value="1655290">
                <text:p>1655290</text:p>
              </table:table-cell>
              <table:table-cell office:value-type="float" office:value="1657110">
                <text:p>1657110</text:p>
              </table:table-cell>
              <table:table-cell office:value-type="float" office:value="845114">
                <text:p>845114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3348900">
                <text:p>3348900</text:p>
              </table:table-cell>
              <table:table-cell office:value-type="float" office:value="1673535">
                <text:p>1673535</text:p>
              </table:table-cell>
              <table:table-cell office:value-type="float" office:value="1675365">
                <text:p>1675365</text:p>
              </table:table-cell>
              <table:table-cell office:value-type="float" office:value="844094">
                <text:p>844094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3385600">
                <text:p>3385600</text:p>
              </table:table-cell>
              <table:table-cell office:value-type="float" office:value="1691880">
                <text:p>1691880</text:p>
              </table:table-cell>
              <table:table-cell office:value-type="float" office:value="1693720">
                <text:p>1693720</text:p>
              </table:table-cell>
              <table:table-cell office:value-type="float" office:value="864006">
                <text:p>864006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3422500">
                <text:p>3422500</text:p>
              </table:table-cell>
              <table:table-cell office:value-type="float" office:value="1710325">
                <text:p>1710325</text:p>
              </table:table-cell>
              <table:table-cell office:value-type="float" office:value="1712175">
                <text:p>1712175</text:p>
              </table:table-cell>
              <table:table-cell office:value-type="float" office:value="851227">
                <text:p>851227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3459600">
                <text:p>3459600</text:p>
              </table:table-cell>
              <table:table-cell office:value-type="float" office:value="1728870">
                <text:p>1728870</text:p>
              </table:table-cell>
              <table:table-cell office:value-type="float" office:value="1730730">
                <text:p>1730730</text:p>
              </table:table-cell>
              <table:table-cell office:value-type="float" office:value="849764">
                <text:p>849764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3496900">
                <text:p>3496900</text:p>
              </table:table-cell>
              <table:table-cell office:value-type="float" office:value="1747515">
                <text:p>1747515</text:p>
              </table:table-cell>
              <table:table-cell office:value-type="float" office:value="1749385">
                <text:p>1749385</text:p>
              </table:table-cell>
              <table:table-cell office:value-type="float" office:value="874924">
                <text:p>874924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3534400">
                <text:p>3534400</text:p>
              </table:table-cell>
              <table:table-cell office:value-type="float" office:value="1766260">
                <text:p>1766260</text:p>
              </table:table-cell>
              <table:table-cell office:value-type="float" office:value="1768140">
                <text:p>1768140</text:p>
              </table:table-cell>
              <table:table-cell office:value-type="float" office:value="880778">
                <text:p>880778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3572100">
                <text:p>3572100</text:p>
              </table:table-cell>
              <table:table-cell office:value-type="float" office:value="1785105">
                <text:p>1785105</text:p>
              </table:table-cell>
              <table:table-cell office:value-type="float" office:value="1786995">
                <text:p>1786995</text:p>
              </table:table-cell>
              <table:table-cell office:value-type="float" office:value="893806">
                <text:p>89380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3610000">
                <text:p>3610000</text:p>
              </table:table-cell>
              <table:table-cell office:value-type="float" office:value="1804050">
                <text:p>1804050</text:p>
              </table:table-cell>
              <table:table-cell office:value-type="float" office:value="1805950">
                <text:p>1805950</text:p>
              </table:table-cell>
              <table:table-cell office:value-type="float" office:value="893292">
                <text:p>893292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3648100">
                <text:p>3648100</text:p>
              </table:table-cell>
              <table:table-cell office:value-type="float" office:value="1823095">
                <text:p>1823095</text:p>
              </table:table-cell>
              <table:table-cell office:value-type="float" office:value="1825005">
                <text:p>1825005</text:p>
              </table:table-cell>
              <table:table-cell office:value-type="float" office:value="912026">
                <text:p>912026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3686400">
                <text:p>3686400</text:p>
              </table:table-cell>
              <table:table-cell office:value-type="float" office:value="1842240">
                <text:p>1842240</text:p>
              </table:table-cell>
              <table:table-cell office:value-type="float" office:value="1844160">
                <text:p>1844160</text:p>
              </table:table-cell>
              <table:table-cell office:value-type="float" office:value="902720">
                <text:p>902720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3724900">
                <text:p>3724900</text:p>
              </table:table-cell>
              <table:table-cell office:value-type="float" office:value="1861485">
                <text:p>1861485</text:p>
              </table:table-cell>
              <table:table-cell office:value-type="float" office:value="1863415">
                <text:p>1863415</text:p>
              </table:table-cell>
              <table:table-cell office:value-type="float" office:value="922839">
                <text:p>922839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3763600">
                <text:p>3763600</text:p>
              </table:table-cell>
              <table:table-cell office:value-type="float" office:value="1880830">
                <text:p>1880830</text:p>
              </table:table-cell>
              <table:table-cell office:value-type="float" office:value="1882770">
                <text:p>1882770</text:p>
              </table:table-cell>
              <table:table-cell office:value-type="float" office:value="922169">
                <text:p>922169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3802500">
                <text:p>3802500</text:p>
              </table:table-cell>
              <table:table-cell office:value-type="float" office:value="1900275">
                <text:p>1900275</text:p>
              </table:table-cell>
              <table:table-cell office:value-type="float" office:value="1902225">
                <text:p>1902225</text:p>
              </table:table-cell>
              <table:table-cell office:value-type="float" office:value="947693">
                <text:p>947693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3841600">
                <text:p>3841600</text:p>
              </table:table-cell>
              <table:table-cell office:value-type="float" office:value="1919820">
                <text:p>1919820</text:p>
              </table:table-cell>
              <table:table-cell office:value-type="float" office:value="1921780">
                <text:p>1921780</text:p>
              </table:table-cell>
              <table:table-cell office:value-type="float" office:value="916766">
                <text:p>916766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3880900">
                <text:p>3880900</text:p>
              </table:table-cell>
              <table:table-cell office:value-type="float" office:value="1939465">
                <text:p>1939465</text:p>
              </table:table-cell>
              <table:table-cell office:value-type="float" office:value="1941435">
                <text:p>1941435</text:p>
              </table:table-cell>
              <table:table-cell office:value-type="float" office:value="966811">
                <text:p>966811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3920400">
                <text:p>3920400</text:p>
              </table:table-cell>
              <table:table-cell office:value-type="float" office:value="1959210">
                <text:p>1959210</text:p>
              </table:table-cell>
              <table:table-cell office:value-type="float" office:value="1961190">
                <text:p>1961190</text:p>
              </table:table-cell>
              <table:table-cell office:value-type="float" office:value="994127">
                <text:p>99412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3960100">
                <text:p>3960100</text:p>
              </table:table-cell>
              <table:table-cell office:value-type="float" office:value="1979055">
                <text:p>1979055</text:p>
              </table:table-cell>
              <table:table-cell office:value-type="float" office:value="1981045">
                <text:p>1981045</text:p>
              </table:table-cell>
              <table:table-cell office:value-type="float" office:value="1013108">
                <text:p>101310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000000">
                <text:p>4000000</text:p>
              </table:table-cell>
              <table:table-cell office:value-type="float" office:value="1999000">
                <text:p>1999000</text:p>
              </table:table-cell>
              <table:table-cell office:value-type="float" office:value="2001000">
                <text:p>2001000</text:p>
              </table:table-cell>
              <table:table-cell office:value-type="float" office:value="1000948">
                <text:p>10009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stroke-dash draw:name="Ultrafine_20_Dashed" draw:display-name="Ultrafine Dashed" draw:style="rect" draw:dots1="1" draw:dots1-length="0.051cm" draw:dots2="1" draw:dots2-length="0.051cm" draw:distance="0.051cm"/>
  </office:styles>
</office:document-styles>
</file>